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Arial2" svg:font-family="Arial" style:font-family-generic="swiss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6.267cm" fo:margin-left="-0.132cm" table:align="left" style:writing-mode="lr-tb"/>
    </style:style>
    <style:style style:name="Tabela1.A" style:family="table-column">
      <style:table-column-properties style:column-width="16.267cm"/>
    </style:style>
    <style:style style:name="Tabela1.1" style:family="table-row">
      <style:table-row-properties style:min-row-height="1.24cm" fo:keep-together="auto"/>
    </style:style>
    <style:style style:name="Tabela1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2" style:family="table">
      <style:table-properties style:width="16.267cm" fo:margin-left="-0.132cm" table:align="left" style:writing-mode="lr-tb"/>
    </style:style>
    <style:style style:name="Tabela2.A" style:family="table-column">
      <style:table-column-properties style:column-width="16.267cm"/>
    </style:style>
    <style:style style:name="Tabela2.1" style:family="table-row">
      <style:table-row-properties style:min-row-height="1.178cm" fo:keep-together="auto"/>
    </style:style>
    <style:style style:name="Tabela2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3" style:family="table">
      <style:table-properties style:width="16.267cm" fo:margin-left="-0.132cm" table:align="left" style:writing-mode="lr-tb"/>
    </style:style>
    <style:style style:name="Tabela3.A" style:family="table-column">
      <style:table-column-properties style:column-width="2.625cm"/>
    </style:style>
    <style:style style:name="Tabela3.B" style:family="table-column">
      <style:table-column-properties style:column-width="13.642cm"/>
    </style:style>
    <style:style style:name="Tabela3.1" style:family="table-row">
      <style:table-row-properties style:min-row-height="4.223cm" fo:keep-together="auto"/>
    </style:style>
    <style:style style:name="Tabela3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3.B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4" style:family="table">
      <style:table-properties style:width="16.267cm" fo:margin-left="-0.132cm" table:align="left" style:writing-mode="lr-tb"/>
    </style:style>
    <style:style style:name="Tabela4.A" style:family="table-column">
      <style:table-column-properties style:column-width="2.625cm"/>
    </style:style>
    <style:style style:name="Tabela4.B" style:family="table-column">
      <style:table-column-properties style:column-width="13.642cm"/>
    </style:style>
    <style:style style:name="Tabela4.1" style:family="table-row">
      <style:table-row-properties style:min-row-height="0.686cm" fo:keep-together="auto"/>
    </style:style>
    <style:style style:name="Tabela4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4.B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4.2" style:family="table-row">
      <style:table-row-properties style:min-row-height="3.443cm" fo:keep-together="auto"/>
    </style:style>
    <style:style style:name="Tabela5" style:family="table">
      <style:table-properties style:width="16.267cm" fo:margin-left="-0.132cm" table:align="left" style:writing-mode="lr-tb"/>
    </style:style>
    <style:style style:name="Tabela5.A" style:family="table-column">
      <style:table-column-properties style:column-width="2.625cm"/>
    </style:style>
    <style:style style:name="Tabela5.B" style:family="table-column">
      <style:table-column-properties style:column-width="13.642cm"/>
    </style:style>
    <style:style style:name="Tabela5.1" style:family="table-row">
      <style:table-row-properties style:min-row-height="0.686cm" fo:keep-together="auto"/>
    </style:style>
    <style:style style:name="Tabela5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5.B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5.2" style:family="table-row">
      <style:table-row-properties style:min-row-height="4.223cm" fo:keep-together="auto"/>
    </style:style>
    <style:style style:name="Tabela6" style:family="table">
      <style:table-properties style:width="16.267cm" fo:margin-left="-0.132cm" table:align="left" style:writing-mode="lr-tb"/>
    </style:style>
    <style:style style:name="Tabela6.A" style:family="table-column">
      <style:table-column-properties style:column-width="2.625cm"/>
    </style:style>
    <style:style style:name="Tabela6.B" style:family="table-column">
      <style:table-column-properties style:column-width="13.642cm"/>
    </style:style>
    <style:style style:name="Tabela6.1" style:family="table-row">
      <style:table-row-properties style:min-row-height="0.686cm" fo:keep-together="auto"/>
    </style:style>
    <style:style style:name="Tabela6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6.B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6.2" style:family="table-row">
      <style:table-row-properties style:min-row-height="4.223cm" fo:keep-together="auto"/>
    </style:style>
    <style:style style:name="Tabela7" style:family="table">
      <style:table-properties style:width="16.143cm" fo:margin-left="-0.132cm" table:align="left" style:writing-mode="lr-tb"/>
    </style:style>
    <style:style style:name="Tabela7.A" style:family="table-column">
      <style:table-column-properties style:column-width="3.124cm"/>
    </style:style>
    <style:style style:name="Tabela7.B" style:family="table-column">
      <style:table-column-properties style:column-width="13.019cm"/>
    </style:style>
    <style:style style:name="Tabela7.1" style:family="table-row">
      <style:table-row-properties style:min-row-height="0.686cm" fo:keep-together="auto"/>
    </style:style>
    <style:style style:name="Tabela7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7.B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8" style:family="table">
      <style:table-properties style:width="16.267cm" fo:margin-left="-0.132cm" table:align="left" style:writing-mode="lr-tb"/>
    </style:style>
    <style:style style:name="Tabela8.A" style:family="table-column">
      <style:table-column-properties style:column-width="2.625cm"/>
    </style:style>
    <style:style style:name="Tabela8.B" style:family="table-column">
      <style:table-column-properties style:column-width="13.642cm"/>
    </style:style>
    <style:style style:name="Tabela8.1" style:family="table-row">
      <style:table-row-properties style:min-row-height="0.686cm" fo:keep-together="auto"/>
    </style:style>
    <style:style style:name="Tabela8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8.B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Text_20_body">
      <style:text-properties style:font-name="Times New Roman" style:font-name-complex="Times New Roman"/>
    </style:style>
    <style:style style:name="P4" style:family="paragraph" style:parent-style-name="Table">
      <style:paragraph-properties style:snap-to-layout-grid="false"/>
    </style:style>
    <style:style style:name="P5" style:family="paragraph" style:parent-style-name="Table">
      <style:text-properties officeooo:rsid="0011e482" officeooo:paragraph-rsid="0011e482"/>
    </style:style>
    <style:style style:name="P6" style:family="paragraph" style:parent-style-name="Table" style:list-style-name="WW8Num49"/>
    <style:style style:name="P7" style:family="paragraph" style:parent-style-name="Table" style:list-style-name="WW8Num55"/>
    <style:style style:name="P8" style:family="paragraph" style:parent-style-name="Table" style:list-style-name="WW8Num55">
      <style:text-properties officeooo:paragraph-rsid="000e4ed8"/>
    </style:style>
    <style:style style:name="P9" style:family="paragraph" style:parent-style-name="Table" style:list-style-name="WW8Num15">
      <style:paragraph-properties style:snap-to-layout-grid="false"/>
    </style:style>
    <style:style style:name="P10" style:family="paragraph" style:parent-style-name="Table" style:list-style-name="WW8Num88">
      <style:text-properties officeooo:paragraph-rsid="0011e482"/>
    </style:style>
    <style:style style:name="P11" style:family="paragraph" style:parent-style-name="Table" style:list-style-name="WW8Num58"/>
    <style:style style:name="P12" style:family="paragraph" style:parent-style-name="Table" style:list-style-name="WW8Num58">
      <style:text-properties officeooo:paragraph-rsid="0011e482"/>
    </style:style>
    <style:style style:name="P13" style:family="paragraph" style:parent-style-name="Table" style:list-style-name="WW8Num58">
      <style:text-properties officeooo:paragraph-rsid="000e9bb1"/>
    </style:style>
    <style:style style:name="P14" style:family="paragraph" style:parent-style-name="Table" style:list-style-name="WW8Num21"/>
    <style:style style:name="P15" style:family="paragraph" style:parent-style-name="Table" style:list-style-name="WW8Num65"/>
    <style:style style:name="P16" style:family="paragraph" style:parent-style-name="Table" style:list-style-name="WW8Num65">
      <style:text-properties officeooo:paragraph-rsid="000f7fe4"/>
    </style:style>
    <style:style style:name="P17" style:family="paragraph" style:parent-style-name="Table" style:list-style-name="WW8Num65">
      <style:text-properties officeooo:rsid="0011e482" officeooo:paragraph-rsid="0011e482"/>
    </style:style>
    <style:style style:name="P18" style:family="paragraph" style:parent-style-name="Table" style:list-style-name="WW8Num31"/>
    <style:style style:name="P19" style:family="paragraph" style:parent-style-name="Table" style:list-style-name="WW8Num89"/>
    <style:style style:name="P20" style:family="paragraph" style:parent-style-name="Heading_20_6">
      <style:text-properties style:font-name="Times New Roman" style:font-name-complex="Times New Roman"/>
    </style:style>
    <style:style style:name="P21" style:family="paragraph" style:parent-style-name="Heading_20_1"/>
    <style:style style:name="P22" style:family="paragraph" style:parent-style-name="Standard" style:master-page-name="Standard">
      <style:paragraph-properties fo:text-align="center" style:justify-single-word="false" style:page-number="auto"/>
    </style:style>
    <style:style style:name="P23" style:family="paragraph" style:parent-style-name="Heading_20_7" style:list-style-name="">
      <style:paragraph-properties fo:margin-left="2.286cm" fo:margin-right="0cm" fo:text-indent="0cm" style:auto-text-indent="false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name="Times New Roman" style:font-name-complex="Times New Roman"/>
    </style:style>
    <style:style style:name="T3" style:family="text">
      <style:text-properties style:font-name="Times New Roman" officeooo:rsid="000e4ed8" style:font-name-complex="Times New Roman"/>
    </style:style>
    <style:style style:name="T4" style:family="text">
      <style:text-properties officeooo:rsid="000e4ed8"/>
    </style:style>
    <style:style style:name="T5" style:family="text">
      <style:text-properties officeooo:rsid="000e9bb1"/>
    </style:style>
    <style:style style:name="T6" style:family="text">
      <style:text-properties officeooo:rsid="000f7fe4"/>
    </style:style>
    <style:style style:name="T7" style:family="text">
      <style:text-properties officeooo:rsid="001039c0"/>
    </style:style>
    <style:style style:name="T8" style:family="text">
      <style:text-properties officeooo:rsid="0011e482"/>
    </style:style>
    <style:style style:name="T9" style:family="text">
      <style:text-properties officeooo:rsid="001386c4"/>
    </style:style>
    <style:style style:name="T10" style:family="text">
      <style:text-properties officeooo:rsid="00150d2e"/>
    </style:style>
    <style:style style:name="T11" style:family="text"/>
    <style:style style:name="fr1" style:family="graphic" style:parent-style-name="Frame">
      <style:graphic-properties style:wrap="dynamic" style:number-wrapped-paragraphs="1" style:vertical-pos="from-top" style:vertical-rel="paragraph" style:horizontal-pos="center" style:horizontal-rel="page-content" fo:background-color="#ffffff" style:background-transparency="100%" draw:fill="solid" draw:fill-color="#ffffff" draw:opacity="0%" style:writing-mode="lr-tb" draw:wrap-influence-on-position="once-successiv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/>
      <text:h text:style-name="Heading_20_5" text:outline-level="5"><text:span text:style-name="T2">Caso de uso – </text:span><text:span text:style-name="T3">Gerenciar Aulas</text:span></text:h>
      <text:p text:style-name="P3"/>
      <text:h text:style-name="Heading_20_6" text:outline-level="6">Precondições</text:h>
      <table:table table:name="Tabela1" table:style-name="Tabela1">
        <table:table-column table:style-name="Tabela1.A"/>
        <table:table-row table:style-name="Tabela1.1">
          <table:table-cell table:style-name="Tabela1.A1" office:value-type="string">
            <text:list xml:id="list1665843694" text:style-name="WW8Num49">
              <text:list-item>
                <text:p text:style-name="P6">O usuário deve estar autenticado como gerente.</text:p>
              </text:list-item>
            </text:list>
          </table:table-cell>
        </table:table-row>
      </table:table>
      <text:p text:style-name="Text_20_body"/>
      <text:h text:style-name="Heading_20_6" text:outline-level="6">Fluxo principal </text:h>
      <table:table table:name="Tabela2" table:style-name="Tabela2">
        <table:table-column table:style-name="Tabela2.A"/>
        <table:table-row table:style-name="Tabela2.1">
          <table:table-cell table:style-name="Tabela2.A1" office:value-type="string">
            <text:list xml:id="list818247789" text:style-name="WW8Num55">
              <text:list-item>
                <text:p text:style-name="P7">O caso de uso se inicia quando <text:span text:style-name="T9">o</text:span> gerente solicita <text:span text:style-name="T4">gerenciar</text:span> aula<text:span text:style-name="T4">s</text:span></text:p>
              </text:list-item>
              <text:list-item>
                <text:p text:style-name="P8">O gerente preenche os dados de pesquisa.</text:p>
              </text:list-item>
              <text:list-item>
                <text:p text:style-name="P8">O gerente confirma a pesquisa.</text:p>
              </text:list-item>
              <text:list-item>
                <text:p text:style-name="P7">O sistema recupera a lista <text:span text:style-name="T4">de horários</text:span> disponíveis </text:p>
              </text:list-item>
              <text:list-item>
                <text:p text:style-name="P8">O sistema exibe a lista <text:span text:style-name="T4">de horários/aulas</text:span> recuperados.</text:p>
              </text:list-item>
              <text:list-item>
                <text:p text:style-name="P8">O caso de uso é encerrado.</text:p>
              </text:list-item>
            </text:list>
          </table:table-cell>
        </table:table-row>
      </table:table>
      <text:p text:style-name="Text_20_body"/>
      <text:h text:style-name="P20" text:outline-level="6">Subfluxos </text:h>
      <text:h text:style-name="Heading_20_7" text:outline-level="7">Subfluxo </text:h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office:value-type="string">
            <text:p text:style-name="Table">Passos</text:p>
          </table:table-cell>
          <table:table-cell table:style-name="Tabela3.B1" office:value-type="string">
            <text:list xml:id="list4067533899" text:style-name="WW8Num15">
              <text:list-item>
                <text:p text:style-name="P9"/>
              </text:list-item>
            </text:list>
          </table:table-cell>
        </table:table-row>
      </table:table>
      <text:p text:style-name="Text_20_body"/>
      <text:p text:style-name="Text_20_body"/>
      <text:h text:style-name="P20" text:outline-level="6">Fluxos alternativos</text:h>
      <text:h text:style-name="Heading_20_7" text:outline-level="7">Fluxo alternativo –<text:span text:style-name="T5"> Cadastrar Aula</text:span></text:h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Table">Precondições</text:p>
          </table:table-cell>
          <table:table-cell table:style-name="Tabela4.B1" office:value-type="string">
            <text:list xml:id="list1874127487" text:style-name="WW8Num88">
              <text:list-item>
                <text:p text:style-name="P10">O <text:span text:style-name="T6">usuario</text:span> tem que estar <text:span text:style-name="T7">logado</text:span> no sistema <text:span text:style-name="T6">como gerente.</text:span></text:p>
              </text:list-item>
            </text:list>
          </table:table-cell>
        </table:table-row>
        <table:table-row table:style-name="Tabela4.2">
          <table:table-cell table:style-name="Tabela4.A1" office:value-type="string">
            <text:p text:style-name="Table">Passos</text:p>
          </table:table-cell>
          <table:table-cell table:style-name="Tabela4.B1" office:value-type="string">
            <text:list xml:id="list3755052711" text:style-name="WW8Num58">
              <text:list-item>
                <text:p text:style-name="P12">No passo <text:span text:style-name="T6">5</text:span> do fluxo principal, o usuário seleciona <text:span text:style-name="T5">um horário disponível</text:span></text:p>
              </text:list-item>
              <text:list-item>
                <text:p text:style-name="P13">O gerente preenche os campos de cadastro de <text:span text:style-name="T5">aula</text:span></text:p>
              </text:list-item>
              <text:list-item>
                <text:p text:style-name="P13">O gerente confirma os dados</text:p>
              </text:list-item>
              <text:list-item>
                <text:p text:style-name="P11">O sistema persiste os dados</text:p>
              </text:list-item>
              <text:list-item>
                <text:p text:style-name="P11">O sistema retorna ao passo 5 do fluxo principal</text:p>
              </text:list-item>
            </text:list>
          </table:table-cell>
        </table:table-row>
      </table:table>
      <text:p text:style-name="Text_20_body"/>
      <text:h text:style-name="Heading_20_7" text:outline-level="7"><text:soft-page-break/>Fluxo alternativo –<text:span text:style-name="T5"> Excluir Aula</text:span></text:h>
      <table:table table:name="Tabela5" table:style-name="Tabela5">
        <table:table-column table:style-name="Tabela5.A"/>
        <table:table-column table:style-name="Tabela5.B"/>
        <table:table-row table:style-name="Tabela5.1">
          <table:table-cell table:style-name="Tabela5.A1" office:value-type="string">
            <text:p text:style-name="Table">Precondições</text:p>
          </table:table-cell>
          <table:table-cell table:style-name="Tabela5.B1" office:value-type="string">
            <text:list xml:id="list178810815" text:style-name="WW8Num21">
              <text:list-item>
                <text:p text:style-name="P14">O <text:span text:style-name="T6">usuario</text:span> tem que estar <text:span text:style-name="T7">logado</text:span> no sistema <text:span text:style-name="T6">como gerente.</text:span></text:p>
              </text:list-item>
            </text:list>
          </table:table-cell>
        </table:table-row>
        <table:table-row table:style-name="Tabela5.2">
          <table:table-cell table:style-name="Tabela5.A1" office:value-type="string">
            <text:p text:style-name="Table">Passos</text:p>
          </table:table-cell>
          <table:table-cell table:style-name="Tabela5.B1" office:value-type="string">
            <text:list xml:id="list682829390" text:style-name="WW8Num65">
              <text:list-item>
                <text:p text:style-name="P16">No passo <text:span text:style-name="T6">5</text:span> do fluxo principal, o usuário <text:span text:style-name="T6">seleciona um horário ocupado</text:span></text:p>
              </text:list-item>
              <text:list-item>
                <text:p text:style-name="P15">O sistema exibe uma mensagem de confirmação (MSG-0<text:span text:style-name="T8">1</text:span>)</text:p>
              </text:list-item>
              <text:list-item>
                <text:p text:style-name="P15">O usuário confirma a solicitação</text:p>
              </text:list-item>
              <text:list-item>
                <text:p text:style-name="P15">O sistema remove <text:span text:style-name="T10">a aula e disponibiliza o horário</text:span></text:p>
              </text:list-item>
              <text:list-item>
                <text:p text:style-name="P15">O sistema persiste os dados</text:p>
              </text:list-item>
              <text:list-item>
                <text:p text:style-name="P17">O sistema retorna para o passo 2 do fluxo principal</text:p>
              </text:list-item>
            </text:list>
          </table:table-cell>
        </table:table-row>
      </table:table>
      <text:h text:style-name="P23" text:outline-level="7"/>
      <text:p text:style-name="Text_20_body"/>
      <text:h text:style-name="P23" text:outline-level="7"/>
      <text:h text:style-name="Heading_20_7" text:outline-level="7">Fluxo alternativo </text:h>
      <table:table table:name="Tabela6" table:style-name="Tabela6">
        <table:table-column table:style-name="Tabela6.A"/>
        <table:table-column table:style-name="Tabela6.B"/>
        <table:table-row table:style-name="Tabela6.1">
          <table:table-cell table:style-name="Tabela6.A1" office:value-type="string">
            <text:p text:style-name="Table">Precondições</text:p>
          </table:table-cell>
          <table:table-cell table:style-name="Tabela6.B1" office:value-type="string">
            <text:list xml:id="list3838507697" text:style-name="WW8Num31">
              <text:list-item>
                <text:p text:style-name="P18">.</text:p>
              </text:list-item>
            </text:list>
          </table:table-cell>
        </table:table-row>
        <table:table-row table:style-name="Tabela6.2">
          <table:table-cell table:style-name="Tabela6.A1" office:value-type="string">
            <text:p text:style-name="Table">Passos</text:p>
          </table:table-cell>
          <table:table-cell table:style-name="Tabela6.B1" office:value-type="string">
            <text:list xml:id="list101201100" text:style-name="WW8Num89">
              <text:list-item>
                <text:p text:style-name="P19">.</text:p>
              </text:list-item>
            </text:list>
          </table:table-cell>
        </table:table-row>
      </table:table>
      <text:h text:style-name="P23" text:outline-level="7"/>
      <text:h text:style-name="P20" text:outline-level="6">Mensagens</text:h>
      <table:table table:name="Tabela7" table:style-name="Tabela7">
        <table:table-column table:style-name="Tabela7.A"/>
        <table:table-column table:style-name="Tabela7.B"/>
        <table:table-row table:style-name="Tabela7.1">
          <table:table-cell table:style-name="Tabela7.A1" office:value-type="string">
            <text:p text:style-name="Table">ID</text:p>
          </table:table-cell>
          <table:table-cell table:style-name="Tabela7.B1" office:value-type="string">
            <text:p text:style-name="Table">Descrição</text:p>
          </table:table-cell>
        </table:table-row>
        <table:table-row table:style-name="Tabela7.1">
          <table:table-cell table:style-name="Tabela7.A1" office:value-type="string">
            <text:p text:style-name="Table">MSG-01</text:p>
          </table:table-cell>
          <table:table-cell table:style-name="Tabela7.B1" office:value-type="string">
            <text:p text:style-name="P5">Deseja excluir a aula &lt;Cod. da Aula&gt;?</text:p>
          </table:table-cell>
        </table:table-row>
        <table:table-row table:style-name="Tabela7.1">
          <table:table-cell table:style-name="Tabela7.A1" office:value-type="string">
            <text:p text:style-name="P4"/>
          </table:table-cell>
          <table:table-cell table:style-name="Tabela7.B1" office:value-type="string">
            <text:p text:style-name="P4"/>
          </table:table-cell>
        </table:table-row>
        <table:table-row table:style-name="Tabela7.1">
          <table:table-cell table:style-name="Tabela7.A1" office:value-type="string">
            <text:p text:style-name="P4"/>
          </table:table-cell>
          <table:table-cell table:style-name="Tabela7.B1" office:value-type="string">
            <text:p text:style-name="P4"/>
          </table:table-cell>
        </table:table-row>
        <table:table-row table:style-name="Tabela7.1">
          <table:table-cell table:style-name="Tabela7.A1" office:value-type="string">
            <text:p text:style-name="P4"/>
          </table:table-cell>
          <table:table-cell table:style-name="Tabela7.B1" office:value-type="string">
            <text:p text:style-name="P4"/>
          </table:table-cell>
        </table:table-row>
        <table:table-row table:style-name="Tabela7.1">
          <table:table-cell table:style-name="Tabela7.A1" office:value-type="string">
            <text:p text:style-name="P4"/>
          </table:table-cell>
          <table:table-cell table:style-name="Tabela7.B1" office:value-type="string">
            <text:p text:style-name="P4"/>
          </table:table-cell>
        </table:table-row>
      </table:table>
      <text:p text:style-name="Text_20_body"/>
      <text:h text:style-name="P20" text:outline-level="6">Regras de Negócio</text:h>
      <table:table table:name="Tabela8" table:style-name="Tabela8">
        <table:table-column table:style-name="Tabela8.A"/>
        <table:table-column table:style-name="Tabela8.B"/>
        <table:table-row table:style-name="Tabela8.1">
          <table:table-cell table:style-name="Tabela8.A1" office:value-type="string">
            <text:p text:style-name="Table">ID</text:p>
          </table:table-cell>
          <table:table-cell table:style-name="Tabela8.B1" office:value-type="string">
            <text:p text:style-name="Table">Descrição</text:p>
          </table:table-cell>
        </table:table-row>
        <table:table-row table:style-name="Tabela8.1">
          <table:table-cell table:style-name="Tabela8.A1" office:value-type="string">
            <text:p text:style-name="P4"/>
          </table:table-cell>
          <table:table-cell table:style-name="Tabela8.B1" office:value-type="string">
            <text:p text:style-name="P4"/>
          </table:table-cell>
        </table:table-row>
        <table:table-row table:style-name="Tabela8.1">
          <table:table-cell table:style-name="Tabela8.A1" office:value-type="string">
            <text:p text:style-name="P4"/>
          </table:table-cell>
          <table:table-cell table:style-name="Tabela8.B1" office:value-type="string">
            <text:p text:style-name="P4"/>
          </table:table-cell>
        </table:table-row>
        <table:table-row table:style-name="Tabela8.1">
          <table:table-cell table:style-name="Tabela8.A1" office:value-type="string">
            <text:p text:style-name="P4"/>
          </table:table-cell>
          <table:table-cell table:style-name="Tabela8.B1" office:value-type="string">
            <text:p text:style-name="P4"/>
          </table:table-cell>
        </table:table-row>
      </table:table>
      <text:p text:style-name="Text_20_body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Arial2" svg:font-family="Arial" style:font-family-generic="swiss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635cm" fo:margin-bottom="0.282cm" loext:contextual-spacing="false" fo:text-align="center" style:justify-single-word="false" fo:keep-together="always" fo:break-before="page" fo:keep-with-next="always"/>
      <style:text-properties style:font-name="Arial" fo:font-family="Arial" style:font-family-generic="swiss" style:font-pitch="variable" fo:font-size="36pt" fo:font-weight="bold" style:letter-kerning="true" style:font-size-asian="36pt" style:font-weight-asian="bold" style:font-name-complex="Arial" style:font-family-complex="Arial" style:font-family-generic-complex="swiss" style:font-pitch-complex="variable"/>
    </style:style>
    <style:style style:name="Text_20_body" style:display-name="Text body" style:family="paragraph" style:parent-style-name="Standard" style:class="text">
      <style:paragraph-properties fo:margin-top="0.141cm" fo:margin-bottom="0.141cm" loext:contextual-spacing="false" fo:keep-together="always"/>
      <style:text-properties fo:font-size="12pt" style:font-size-asian="12pt" style:font-size-complex="12pt"/>
    </style:style>
    <style:style style:name="List" style:family="paragraph" style:parent-style-name="Text_20_body" style:class="list">
      <style:paragraph-properties fo:margin-left="1.27cm" fo:margin-right="0cm" fo:text-indent="-0.635cm" style:auto-text-indent="false">
        <style:tab-stops>
          <style:tab-stop style:position="1.27cm"/>
        </style:tab-stops>
      </style:paragraph-properties>
    </style:style>
    <style:style style:name="Caption" style:family="paragraph" style:parent-style-name="Standard" style:next-style-name="Text_20_body" style:class="extra">
      <style:paragraph-properties fo:margin-top="0.212cm" fo:margin-bottom="0.282cm" loext:contextual-spacing="false" fo:text-align="center" style:justify-single-word="false"/>
      <style:text-properties fo:font-size="9pt" fo:font-style="italic" style:font-size-asian="9pt" style:font-style-asian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564cm" fo:margin-bottom="0.564cm" loext:contextual-spacing="false" fo:text-align="center" style:justify-single-word="false" fo:keep-together="always" fo:break-before="page" fo:keep-with-next="always"/>
      <style:text-properties style:font-name="Arial" fo:font-family="Arial" style:font-family-generic="swiss" style:font-pitch="variable" fo:font-size="18pt" fo:font-weight="bold" style:letter-kerning="true" style:font-size-asian="18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423cm" fo:margin-bottom="0.423cm" loext:contextual-spacing="false" fo:keep-with-next="always"/>
      <style:text-properties style:font-name="Arial" fo:font-family="Arial" style:font-family-generic="swiss" style:font-pitch="variable" fo:font-size="14pt" fo:font-style="italic" fo:font-weight="bold" style:letter-kerning="true" style:font-size-asian="14pt" style:font-style-asian="italic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282cm" fo:margin-bottom="0.282cm" loext:contextual-spacing="false" fo:keep-with-next="always"/>
      <style:text-properties fo:font-size="12pt" fo:font-weight="bold" style:letter-kerning="true" style:font-size-asian="12pt" style:font-weight-asian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212cm" fo:margin-bottom="0.212cm" loext:contextual-spacing="false" fo:keep-with-next="always"/>
      <style:text-properties fo:font-size="12pt" fo:font-style="italic" fo:font-weight="bold" style:letter-kerning="true" style:font-size-asian="12pt" style:font-style-asian="italic" style:font-weight-asian="bold"/>
    </style:style>
    <style:style style:name="Heading_20_5" style:display-name="Heading 5" style:family="paragraph" style:parent-style-name="Standard" style:next-style-name="Text_20_body" style:default-outline-level="5" style:class="text">
      <style:paragraph-properties fo:margin-top="0.212cm" fo:margin-bottom="0.141cm" loext:contextual-spacing="false" fo:keep-with-next="always"/>
      <style:text-properties style:font-name="Arial" fo:font-family="Arial" style:font-family-generic="swiss" style:font-pitch="variable" fo:font-weight="bold" style:letter-kerning="true" style:font-weight-asian="bold" style:font-name-complex="Arial" style:font-family-complex="Arial" style:font-family-generic-complex="swiss" style:font-pitch-complex="variable"/>
    </style:style>
    <style:style style:name="Heading_20_6" style:display-name="Heading 6" style:family="paragraph" style:parent-style-name="Standard" style:next-style-name="Text_20_body" style:default-outline-level="6" style:class="text">
      <style:paragraph-properties fo:margin-top="0.141cm" fo:margin-bottom="0.141cm" loext:contextual-spacing="false" fo:keep-with-next="always"/>
      <style:text-properties style:font-name="Arial" fo:font-family="Arial" style:font-family-generic="swiss" style:font-pitch="variable" fo:font-style="italic" fo:font-weight="bold" style:letter-kerning="true" style:font-style-asian="italic" style:font-weight-asian="bold" style:font-name-complex="Arial" style:font-family-complex="Arial" style:font-family-generic-complex="swiss" style:font-pitch-complex="variable"/>
    </style:style>
    <style:style style:name="Heading_20_7" style:display-name="Heading 7" style:family="paragraph" style:parent-style-name="Standard" style:next-style-name="Text_20_body" style:default-outline-level="7" style:class="text">
      <style:paragraph-properties fo:margin-top="0.141cm" fo:margin-bottom="0.106cm" loext:contextual-spacing="false" fo:keep-with-next="always"/>
      <style:text-properties fo:font-weight="bold" style:letter-kerning="true" style:font-weight-asian="bold"/>
    </style:style>
    <style:style style:name="Heading_20_8" style:display-name="Heading 8" style:family="paragraph" style:parent-style-name="Standard" style:next-style-name="Text_20_body" style:default-outline-level="8" style:class="text">
      <style:paragraph-properties fo:margin-top="0.141cm" fo:margin-bottom="0.106cm" loext:contextual-spacing="false" fo:keep-with-next="always"/>
      <style:text-properties fo:font-style="italic" fo:font-weight="bold" style:letter-kerning="true" style:font-style-asian="italic" style:font-weight-asian="bold"/>
    </style:style>
    <style:style style:name="Heading_20_9" style:display-name="Heading 9" style:family="paragraph" style:parent-style-name="Standard" style:next-style-name="Text_20_body" style:default-outline-level="9" style:class="text">
      <style:paragraph-properties fo:margin-top="0.141cm" fo:margin-bottom="0.106cm" loext:contextual-spacing="false" fo:keep-with-next="always"/>
      <style:text-properties fo:font-style="italic" fo:font-weight="bold" style:letter-kerning="true" style:font-style-asian="italic" style:font-weight-asian="bold"/>
    </style:style>
    <style:style style:name="cabeçalho-capa" style:family="paragraph" style:parent-style-name="Heading_20_2" style:default-outline-level="" style:list-style-name="">
      <style:paragraph-properties fo:margin-left="0cm" fo:margin-right="0cm" fo:text-align="center" style:justify-single-word="false" fo:text-indent="0cm" style:auto-text-indent="false"/>
      <style:text-properties fo:font-style="normal" style:font-style-asian="normal"/>
    </style:style>
    <style:style style:name="capa-título" style:family="paragraph" style:parent-style-name="Heading_20_1" style:default-outline-level="" style:list-style-name="">
      <style:paragraph-properties fo:margin-left="0cm" fo:margin-right="0cm" fo:text-align="center" style:justify-single-word="false" fo:text-indent="0cm" style:auto-text-indent="false"/>
    </style:style>
    <style:style style:name="capa-autor" style:family="paragraph" style:parent-style-name="Heading_20_2" style:default-outline-level="" style:list-style-name="">
      <style:paragraph-properties fo:margin-left="0cm" fo:margin-right="0cm" fo:text-align="center" style:justify-single-word="false" fo:text-indent="0cm" style:auto-text-indent="false"/>
      <style:text-properties fo:font-style="normal" style:font-style-asian="normal"/>
    </style:style>
    <style:style style:name="capa-local" style:family="paragraph" style:parent-style-name="Heading_20_2" style:default-outline-level="" style:list-style-name="">
      <style:paragraph-properties fo:margin-left="0cm" fo:margin-right="0cm" fo:text-align="center" style:justify-single-word="false" fo:text-indent="0cm" style:auto-text-indent="false"/>
      <style:text-properties fo:font-style="normal" style:font-style-asian="normal"/>
    </style:style>
    <style:style style:name="capa-data" style:family="paragraph" style:parent-style-name="Heading_20_1" style:default-outline-level="" style:list-style-name="">
      <style:paragraph-properties fo:margin-left="0cm" fo:margin-right="0cm" fo:text-align="center" style:justify-single-word="false" fo:text-indent="0cm" style:auto-text-indent="false"/>
      <style:text-properties fo:font-size="12pt" fo:language="none" fo:country="none" fo:font-style="italic" style:letter-kerning="true" style:font-size-asian="12pt" style:language-asian="none" style:country-asian="none" style:font-style-asian="italic"/>
    </style:style>
    <style:style style:name="Com_20_marcadores" style:display-name="Com marcadores" style:family="paragraph" style:parent-style-name="List" style:list-style-name="WW8Num61">
      <style:paragraph-properties fo:margin-top="0.141cm" fo:margin-bottom="0.282cm" loext:contextual-spacing="false">
        <style:tab-stops/>
      </style:paragraph-properties>
    </style:style>
    <style:style style:name="Numerada" style:family="paragraph" style:parent-style-name="List" style:list-style-name="WW8Num19">
      <style:paragraph-properties fo:margin-left="1.27cm" fo:margin-right="0cm" fo:margin-top="0.141cm" fo:margin-bottom="0.282cm" loext:contextual-spacing="false" fo:text-indent="-0.635cm" style:auto-text-indent="false">
        <style:tab-stops/>
      </style:paragraph-properties>
    </style:style>
    <style:style style:name="Illustration" style:family="paragraph" style:parent-style-name="Text_20_body" style:next-style-name="Caption" style:class="extra">
      <style:paragraph-properties fo:text-align="center" style:justify-single-word="false"/>
    </style:style>
    <style:style style:name="Com_20_marcadores_20_2" style:display-name="Com marcadores 2" style:family="paragraph" style:parent-style-name="Com_20_marcadores">
      <style:paragraph-properties fo:margin-left="1.905cm" fo:margin-right="0cm" fo:text-indent="-0.635cm" style:auto-text-indent="false"/>
    </style:style>
    <style:style style:name="Footnote" style:family="paragraph" style:parent-style-name="Standard" style:class="extra">
      <style:paragraph-properties fo:margin-left="0.33cm" fo:margin-right="0cm" fo:margin-top="0cm" fo:margin-bottom="0.212cm" loext:contextual-spacing="false" fo:line-height="0.388cm" fo:text-indent="-0.33cm" style:auto-text-indent="false">
        <style:tab-stops>
          <style:tab-stop style:position="0.33cm"/>
        </style:tab-stops>
      </style:paragraph-properties>
      <style:text-properties fo:font-size="9pt" style:font-size-asian="9pt"/>
    </style:style>
    <style:style style:name="Footnote_20_Base" style:display-name="Footnote Base" style:family="paragraph" style:parent-style-name="Standard">
      <style:paragraph-properties fo:margin-left="0.33cm" fo:margin-right="0cm" fo:line-height="0.388cm" fo:text-indent="-0.33cm" style:auto-text-indent="false">
        <style:tab-stops>
          <style:tab-stop style:position="0.33cm"/>
        </style:tab-stops>
      </style:paragraph-properties>
      <style:text-properties fo:font-size="9pt" style:font-size-asian="9pt"/>
    </style:style>
    <style:style style:name="Footer" style:family="paragraph" style:parent-style-name="Standard" style:class="extra">
      <style:paragraph-properties fo:keep-together="always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353cm" fo:margin-right="0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itulo" style:family="paragraph" style:parent-style-name="Standard" style:next-style-name="Text_20_body">
      <style:paragraph-properties fo:margin-top="0cm" fo:margin-bottom="0.423cm" loext:contextual-spacing="false" fo:text-align="center" style:justify-single-word="false"/>
      <style:text-properties fo:font-size="18pt" fo:font-weight="bold" style:font-size-asian="18pt" style:font-weight-asian="bold"/>
    </style:style>
    <style:style style:name="Citação" style:family="paragraph" style:parent-style-name="Text_20_body">
      <style:paragraph-properties fo:margin-left="0.762cm" fo:margin-right="0.762cm" fo:text-indent="0cm" style:auto-text-indent="false" fo:padding="0.035cm" fo:border="0.74pt solid #000000"/>
    </style:style>
    <style:style style:name="Item" style:family="paragraph" style:parent-style-name="Text_20_body">
      <style:paragraph-properties fo:margin-left="1.261cm" fo:margin-right="0cm" fo:text-indent="-0.501cm" style:auto-text-indent="false"/>
    </style:style>
    <style:style style:name="parag-item" style:family="paragraph" style:parent-style-name="Item">
      <style:paragraph-properties fo:margin-left="1.199cm" fo:margin-right="0cm" fo:text-indent="0cm" style:auto-text-indent="false"/>
    </style:style>
    <style:style style:name="Descrição" style:family="paragraph" style:parent-style-name="Standard" style:next-style-name="Text_20_body">
      <style:paragraph-properties fo:margin-left="1.524cm" fo:margin-right="0cm" fo:margin-top="0.106cm" fo:margin-bottom="0.106cm" loext:contextual-spacing="false" fo:text-indent="-0.762cm" style:auto-text-indent="false"/>
    </style:style>
    <style:style style:name="Texto_20_de_20_comentário" style:display-name="Texto de comentário" style:family="paragraph" style:parent-style-name="Standard">
      <style:paragraph-properties fo:margin-left="0.33cm" fo:margin-right="0cm" fo:margin-top="0cm" fo:margin-bottom="0.212cm" loext:contextual-spacing="false" fo:line-height="0.388cm" fo:text-indent="-0.33cm" style:auto-text-indent="false">
        <style:tab-stops>
          <style:tab-stop style:position="0.33cm"/>
        </style:tab-stops>
      </style:paragraph-properties>
    </style:style>
    <style:style style:name="Numerada_20_2" style:display-name="Numerada 2" style:family="paragraph" style:parent-style-name="Numerada" style:list-style-name="WW8Num19">
      <style:paragraph-properties fo:margin-left="1.905cm" fo:margin-right="0cm" fo:text-indent="-0.635cm" style:auto-text-indent="false">
        <style:tab-stops/>
      </style:paragraph-properties>
    </style:style>
    <style:style style:name="Subtitle" style:family="paragraph" style:parent-style-name="Heading" style:next-style-name="Text_20_body" style:class="chapter">
      <style:paragraph-properties fo:margin-top="0.847cm" fo:margin-bottom="0.847cm" loext:contextual-spacing="false"/>
      <style:text-properties fo:font-size="14pt" fo:font-style="italic" fo:font-weight="normal" style:font-size-asian="14pt" style:font-style-asian="italic" style:font-weight-asian="normal"/>
    </style:style>
    <style:style style:name="Autor" style:family="paragraph" style:parent-style-name="Standard">
      <style:paragraph-properties fo:margin-top="1.341cm" fo:margin-bottom="0.635cm" loext:contextual-spacing="false" fo:text-align="center" style:justify-single-word="false" fo:keep-together="always" fo:keep-with-next="always"/>
      <style:text-properties style:font-name="Arial" fo:font-family="Arial" style:font-family-generic="swiss" style:font-pitch="variable" fo:font-size="16pt" style:letter-kerning="true" style:font-size-asian="16pt" style:font-name-complex="Arial" style:font-family-complex="Arial" style:font-family-generic-complex="swiss" style:font-pitch-complex="variable"/>
    </style:style>
    <style:style style:name="Data" style:family="paragraph" style:parent-style-name="Standard" style:next-style-name="Standard"/>
    <style:style style:name="Código" style:family="paragraph" style:parent-style-name="Text_20_body">
      <style:text-properties style:font-name="Courier New" fo:font-family="'Courier New'" style:font-family-generic="modern" fo:language="none" fo:country="none" style:language-asian="none" style:country-asian="none" style:font-name-complex="Courier New" style:font-family-complex="'Courier New'" style:font-family-generic-complex="modern"/>
    </style:style>
    <style:style style:name="Livre" style:family="paragraph">
      <style:paragraph-properties fo:orphans="2" fo:widows="2"/>
      <style:text-properties style:use-window-font-color="true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sumário" style:family="paragraph" style:parent-style-name="Heading_20_1" style:default-outline-level="" style:list-style-name="">
      <style:paragraph-properties fo:margin-left="0.501cm" fo:margin-right="0cm" fo:text-indent="0.011cm" style:auto-text-indent="false">
        <style:tab-stops>
          <style:tab-stop style:position="1.143cm"/>
        </style:tab-stops>
      </style:paragraph-properties>
      <style:text-properties fo:font-size="14pt" fo:font-style="italic" style:font-size-asian="14pt" style:font-style-asian="italic"/>
    </style:style>
    <style:style style:name="TOC_20_Base" style:display-name="TOC Base" style:family="paragraph" style:parent-style-name="Standard">
      <style:paragraph-properties>
        <style:tab-stops>
          <style:tab-stop style:position="15.24cm" style:type="right" style:leader-style="dotted" style:leader-text="."/>
        </style:tab-stops>
      </style:paragraph-properties>
    </style:style>
    <style:style style:name="Título_20_de_20_capítulo" style:display-name="Título de capítulo" style:family="paragraph" style:parent-style-name="Standard" style:next-style-name="Standard">
      <style:paragraph-properties fo:margin-top="0.847cm" fo:margin-bottom="1.27cm" loext:contextual-spacing="false" fo:text-align="center" style:justify-single-word="false" fo:keep-together="always" fo:break-before="page" fo:keep-with-next="always"/>
      <style:text-properties style:font-name="Arial" fo:font-family="Arial" style:font-family-generic="swiss" style:font-pitch="variable" fo:font-size="22pt" fo:font-weight="bold" style:letter-kerning="true" style:font-size-asian="22pt" style:font-weight-asian="bold" style:font-name-complex="Arial" style:font-family-complex="Arial" style:font-family-generic-complex="swiss" style:font-pitch-complex="variable"/>
    </style:style>
    <style:style style:name="Interface_20_1" style:display-name="Interface 1" style:family="paragraph" style:parent-style-name="Text_20_body">
      <style:paragraph-properties fo:margin-top="0.141cm" fo:margin-bottom="0cm" loext:contextual-spacing="false" fo:text-align="center" style:justify-single-word="false"/>
      <style:text-properties style:font-name="Arial" fo:font-family="Arial" style:font-family-generic="swiss" style:font-pitch="variable" fo:font-size="10pt" fo:font-weight="bold" style:font-size-asian="10pt" style:font-weight-asian="bold" style:font-name-complex="Arial" style:font-family-complex="Arial" style:font-family-generic-complex="swiss" style:font-pitch-complex="variable"/>
    </style:style>
    <style:style style:name="Interface_20_2" style:display-name="Interface 2" style:family="paragraph" style:parent-style-name="Interface_20_1">
      <style:text-properties fo:font-weight="normal" style:font-weight-asian="normal"/>
    </style:style>
    <style:style style:name="Text_20_body_20_indent" style:display-name="Text body indent" style:family="paragraph" style:parent-style-name="Text_20_body" style:class="text">
      <style:paragraph-properties fo:margin-left="0.635cm" fo:margin-right="0cm" fo:text-indent="0cm" style:auto-text-indent="false"/>
    </style:style>
    <style:style style:name="Endnote" style:family="paragraph" style:parent-style-name="Standard" style:class="extra">
      <style:paragraph-properties fo:margin-left="0.33cm" fo:margin-right="0cm" fo:margin-top="0cm" fo:margin-bottom="0.212cm" loext:contextual-spacing="false" fo:line-height="0.388cm" fo:text-indent="-0.33cm" style:auto-text-indent="false">
        <style:tab-stops>
          <style:tab-stop style:position="0.33cm"/>
        </style:tab-stops>
      </style:paragraph-properties>
      <style:text-properties fo:font-size="9pt" style:font-size-asian="9pt"/>
    </style:style>
    <style:style style:name="List_20_2" style:display-name="List 2" style:family="paragraph" style:parent-style-name="List" style:class="list">
      <style:paragraph-properties fo:margin-left="1.905cm" fo:margin-right="0cm" fo:text-indent="-0.635cm" style:auto-text-indent="false">
        <style:tab-stops>
          <style:tab-stop style:position="1.905cm"/>
        </style:tab-stops>
      </style:paragraph-properties>
    </style:style>
    <style:style style:name="List_20_3" style:display-name="List 3" style:family="paragraph" style:parent-style-name="List" style:class="list">
      <style:paragraph-properties fo:margin-left="2.54cm" fo:margin-right="0cm" fo:text-indent="-0.635cm" style:auto-text-indent="false">
        <style:tab-stops>
          <style:tab-stop style:position="2.54cm"/>
        </style:tab-stops>
      </style:paragraph-properties>
    </style:style>
    <style:style style:name="Com_20_marcadores_20_3" style:display-name="Com marcadores 3" style:family="paragraph" style:parent-style-name="Com_20_marcadores">
      <style:paragraph-properties fo:margin-left="2.54cm" fo:margin-right="0cm" fo:text-indent="-0.635cm" style:auto-text-indent="false"/>
    </style:style>
    <style:style style:name="Lista_20_de_20_continuação" style:display-name="Lista de continuação" style:family="paragraph" style:parent-style-name="List" style:list-style-name="WW8StyleNum">
      <style:paragraph-properties fo:margin-top="0.141cm" fo:margin-bottom="0.282cm" loext:contextual-spacing="false">
        <style:tab-stops/>
      </style:paragraph-properties>
    </style:style>
    <style:style style:name="Lista_20_de_20_continuação_20_2" style:display-name="Lista de continuação 2" style:family="paragraph" style:parent-style-name="Lista_20_de_20_continuação">
      <style:paragraph-properties fo:margin-left="1.905cm" fo:margin-right="0cm" fo:text-indent="-0.635cm" style:auto-text-indent="false"/>
    </style:style>
    <style:style style:name="Lista_20_de_20_continuação_20_3" style:display-name="Lista de continuação 3" style:family="paragraph" style:parent-style-name="Lista_20_de_20_continuação">
      <style:paragraph-properties fo:margin-left="2.54cm" fo:margin-right="0cm" fo:text-indent="-0.635cm" style:auto-text-indent="false"/>
    </style:style>
    <style:style style:name="Numerada_20_3" style:display-name="Numerada 3" style:family="paragraph" style:parent-style-name="Numerada" style:list-style-name="WW8Num19">
      <style:paragraph-properties fo:margin-left="2.54cm" fo:margin-right="0cm" fo:text-indent="-0.635cm" style:auto-text-indent="false">
        <style:tab-stops/>
      </style:paragraph-properties>
    </style:style>
    <style:style style:name="Texto_20_de_20_macro" style:display-name="Texto de macro" style:family="paragraph" style:parent-style-name="Text_20_body">
      <style:paragraph-properties fo:margin-top="0.141cm" fo:margin-bottom="0.212cm" loext:contextual-spacing="false"/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Recuo_20_normal" style:display-name="Recuo normal" style:family="paragraph" style:parent-style-name="Standard">
      <style:paragraph-properties fo:margin-left="1.905cm" fo:margin-right="0cm" fo:text-indent="0cm" style:auto-text-indent="false"/>
    </style:style>
    <style:style style:name="Table" style:family="paragraph" style:parent-style-name="Text_20_body" style:class="extra">
      <style:paragraph-properties fo:margin-top="0.071cm" fo:margin-bottom="0.071cm" loext:contextual-spacing="false" fo:text-align="start" style:justify-single-word="false" fo:keep-together="always" fo:keep-with-next="always"/>
    </style:style>
    <style:style style:name="Caso" style:family="paragraph" style:parent-style-name="Standard">
      <style:paragraph-properties fo:margin-left="1.058cm" fo:margin-right="1.058cm" fo:text-align="justify" style:justify-single-word="false" fo:text-indent="0cm" style:auto-text-indent="false"/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Código-exemplo" style:family="paragraph" style:parent-style-name="Código">
      <style:paragraph-properties fo:margin-top="0cm" fo:margin-bottom="0cm" loext:contextual-spacing="false" fo:keep-together="always" fo:keep-with-next="always"/>
      <style:text-properties fo:font-size="9pt" style:font-size-asian="9pt"/>
    </style:style>
    <style:style style:name="Título_20_de_20_capa" style:display-name="Título de capa" style:family="paragraph" style:parent-style-name="Heading">
      <style:text-properties fo:font-size="48pt" style:font-size-asian="48pt"/>
    </style:style>
    <style:style style:name="Numerada_20_4" style:display-name="Numerada 4" style:family="paragraph" style:parent-style-name="Numerada" style:list-style-name="WW8Num92">
      <style:paragraph-properties fo:margin-left="3.048cm" fo:margin-right="0cm" fo:margin-top="0cm" fo:margin-bottom="0.282cm" loext:contextual-spacing="false" fo:text-indent="-1.143cm" style:auto-text-indent="false">
        <style:tab-stops>
          <style:tab-stop style:position="4.445cm"/>
        </style:tab-stops>
      </style:paragraph-properties>
    </style:style>
    <style:style style:name="Numerada_20_5" style:display-name="Numerada 5" style:family="paragraph" style:parent-style-name="Numerada" style:list-style-name="WW8Num92">
      <style:paragraph-properties fo:margin-left="3.937cm" fo:margin-right="0cm" fo:margin-top="0cm" fo:margin-bottom="0.282cm" loext:contextual-spacing="false" fo:text-indent="-1.397cm" style:auto-text-indent="false">
        <style:tab-stops>
          <style:tab-stop style:position="5.715cm"/>
        </style:tab-stops>
      </style:paragraph-properties>
    </style:style>
    <style:style style:name="Página_20_em_20_branco" style:display-name="Página em branco" style:family="paragraph" style:parent-style-name="Heading">
      <style:text-properties fo:color="#c0c0c0"/>
    </style:style>
    <style:style style:name="Tabela_20_reduzida" style:display-name="Tabela reduzida" style:family="paragraph" style:parent-style-name="Table">
      <style:text-properties fo:font-size="10pt" style:font-size-asian="10pt"/>
    </style:style>
    <style:style style:name="Mapa_20_do_20_Documento" style:display-name="Mapa do Documento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Assunto_20_do_20_comentário" style:display-name="Assunto do comentário" style:family="paragraph" style:parent-style-name="Texto_20_de_20_comentário" style:next-style-name="Texto_20_de_20_comentário">
      <style:paragraph-properties fo:margin-left="0cm" fo:margin-right="0cm" fo:margin-top="0cm" fo:margin-bottom="0cm" loext:contextual-spacing="false" fo:line-height="100%" fo:text-indent="0cm" style:auto-text-indent="false">
        <style:tab-stops/>
      </style:paragraph-properties>
      <style:text-properties fo:font-weight="bold" style:font-weight-asian="bold" style:font-weight-complex="bold"/>
    </style:style>
    <style:style style:name="Texto_20_de_20_balão" style:display-name="Texto de balã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Parágrafo_20_da_20_Lista" style:display-name="Parágrafo da Lista" style:family="paragraph" style:parent-style-name="Standard">
      <style:paragraph-properties fo:margin-left="1.249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7.331cm" style:type="center"/>
          <style:tab-stop style:position="14.661cm" style:type="right"/>
        </style:tab-stops>
      </style:paragraph-properties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/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/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23z0" style:family="text"/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/>
    <style:style style:name="WW8Num24z1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5z0" style:family="text"/>
    <style:style style:name="WW8Num25z1" style:family="text"/>
    <style:style style:name="WW8Num25z2" style:family="text"/>
    <style:style style:name="WW8Num25z3" style:family="text"/>
    <style:style style:name="WW8Num25z4" style:family="text"/>
    <style:style style:name="WW8Num25z5" style:family="text"/>
    <style:style style:name="WW8Num25z6" style:family="text"/>
    <style:style style:name="WW8Num25z7" style:family="text"/>
    <style:style style:name="WW8Num25z8" style:family="text"/>
    <style:style style:name="WW8Num26z0" style:family="text"/>
    <style:style style:name="WW8Num26z1" style:family="text"/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/>
    <style:style style:name="WW8Num27z1" style:family="text"/>
    <style:style style:name="WW8Num27z2" style:family="text"/>
    <style:style style:name="WW8Num27z3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0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0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0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/>
    <style:style style:name="WW8Num32z1" style:family="text"/>
    <style:style style:name="WW8Num32z2" style:family="text"/>
    <style:style style:name="WW8Num32z3" style:family="text"/>
    <style:style style:name="WW8Num32z4" style:family="text"/>
    <style:style style:name="WW8Num32z5" style:family="text"/>
    <style:style style:name="WW8Num32z6" style:family="text"/>
    <style:style style:name="WW8Num32z7" style:family="text"/>
    <style:style style:name="WW8Num32z8" style:family="text"/>
    <style:style style:name="WW8Num33z0" style:family="text"/>
    <style:style style:name="WW8Num33z1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8Num34z0" style:family="text"/>
    <style:style style:name="WW8Num34z1" style:family="text"/>
    <style:style style:name="WW8Num34z2" style:family="text"/>
    <style:style style:name="WW8Num34z3" style:family="text"/>
    <style:style style:name="WW8Num34z4" style:family="text"/>
    <style:style style:name="WW8Num34z5" style:family="text"/>
    <style:style style:name="WW8Num34z6" style:family="text"/>
    <style:style style:name="WW8Num34z7" style:family="text"/>
    <style:style style:name="WW8Num34z8" style:family="text"/>
    <style:style style:name="WW8Num35z0" style:family="text"/>
    <style:style style:name="WW8Num35z1" style:family="text"/>
    <style:style style:name="WW8Num35z2" style:family="text"/>
    <style:style style:name="WW8Num35z3" style:family="text"/>
    <style:style style:name="WW8Num35z4" style:family="text"/>
    <style:style style:name="WW8Num35z5" style:family="text"/>
    <style:style style:name="WW8Num35z6" style:family="text"/>
    <style:style style:name="WW8Num35z7" style:family="text"/>
    <style:style style:name="WW8Num35z8" style:family="text"/>
    <style:style style:name="WW8Num36z0" style:family="text"/>
    <style:style style:name="WW8Num36z1" style:family="text"/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0" style:family="text"/>
    <style:style style:name="WW8Num37z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8Num38z0" style:family="text"/>
    <style:style style:name="WW8Num38z1" style:family="text"/>
    <style:style style:name="WW8Num38z2" style:family="text"/>
    <style:style style:name="WW8Num38z3" style:family="text"/>
    <style:style style:name="WW8Num38z4" style:family="text"/>
    <style:style style:name="WW8Num38z5" style:family="text"/>
    <style:style style:name="WW8Num38z6" style:family="text"/>
    <style:style style:name="WW8Num38z7" style:family="text"/>
    <style:style style:name="WW8Num38z8" style:family="text"/>
    <style:style style:name="WW8Num39z0" style:family="text"/>
    <style:style style:name="WW8Num39z1" style:family="text"/>
    <style:style style:name="WW8Num39z2" style:family="text"/>
    <style:style style:name="WW8Num39z3" style:family="text"/>
    <style:style style:name="WW8Num39z4" style:family="text"/>
    <style:style style:name="WW8Num39z5" style:family="text"/>
    <style:style style:name="WW8Num39z6" style:family="text"/>
    <style:style style:name="WW8Num39z7" style:family="text"/>
    <style:style style:name="WW8Num39z8" style:family="text"/>
    <style:style style:name="WW8Num40z0" style:family="text"/>
    <style:style style:name="WW8Num40z1" style:family="text"/>
    <style:style style:name="WW8Num40z2" style:family="text"/>
    <style:style style:name="WW8Num40z3" style:family="text"/>
    <style:style style:name="WW8Num40z4" style:family="text"/>
    <style:style style:name="WW8Num40z5" style:family="text"/>
    <style:style style:name="WW8Num40z6" style:family="text"/>
    <style:style style:name="WW8Num40z7" style:family="text"/>
    <style:style style:name="WW8Num40z8" style:family="text"/>
    <style:style style:name="WW8Num41z0" style:family="text"/>
    <style:style style:name="WW8Num41z1" style:family="text"/>
    <style:style style:name="WW8Num41z2" style:family="text"/>
    <style:style style:name="WW8Num41z3" style:family="text"/>
    <style:style style:name="WW8Num41z4" style:family="text"/>
    <style:style style:name="WW8Num41z5" style:family="text"/>
    <style:style style:name="WW8Num41z6" style:family="text"/>
    <style:style style:name="WW8Num41z7" style:family="text"/>
    <style:style style:name="WW8Num41z8" style:family="text"/>
    <style:style style:name="WW8Num42z0" style:family="text"/>
    <style:style style:name="WW8Num42z1" style:family="text"/>
    <style:style style:name="WW8Num42z2" style:family="text"/>
    <style:style style:name="WW8Num42z3" style:family="text"/>
    <style:style style:name="WW8Num42z4" style:family="text"/>
    <style:style style:name="WW8Num42z5" style:family="text"/>
    <style:style style:name="WW8Num42z6" style:family="text"/>
    <style:style style:name="WW8Num42z7" style:family="text"/>
    <style:style style:name="WW8Num42z8" style:family="text"/>
    <style:style style:name="WW8Num43z0" style:family="text"/>
    <style:style style:name="WW8Num43z1" style:family="text"/>
    <style:style style:name="WW8Num43z2" style:family="text"/>
    <style:style style:name="WW8Num43z3" style:family="text"/>
    <style:style style:name="WW8Num43z4" style:family="text"/>
    <style:style style:name="WW8Num43z5" style:family="text"/>
    <style:style style:name="WW8Num43z6" style:family="text"/>
    <style:style style:name="WW8Num43z7" style:family="text"/>
    <style:style style:name="WW8Num43z8" style:family="text"/>
    <style:style style:name="WW8Num44z0" style:family="text"/>
    <style:style style:name="WW8Num44z1" style:family="text"/>
    <style:style style:name="WW8Num44z2" style:family="text"/>
    <style:style style:name="WW8Num44z3" style:family="text"/>
    <style:style style:name="WW8Num44z4" style:family="text"/>
    <style:style style:name="WW8Num44z5" style:family="text"/>
    <style:style style:name="WW8Num44z6" style:family="text"/>
    <style:style style:name="WW8Num44z7" style:family="text"/>
    <style:style style:name="WW8Num44z8" style:family="text"/>
    <style:style style:name="WW8Num45z0" style:family="text"/>
    <style:style style:name="WW8Num45z1" style:family="text"/>
    <style:style style:name="WW8Num45z2" style:family="text"/>
    <style:style style:name="WW8Num45z3" style:family="text"/>
    <style:style style:name="WW8Num45z4" style:family="text"/>
    <style:style style:name="WW8Num45z5" style:family="text"/>
    <style:style style:name="WW8Num45z6" style:family="text"/>
    <style:style style:name="WW8Num45z7" style:family="text"/>
    <style:style style:name="WW8Num45z8" style:family="text"/>
    <style:style style:name="WW8Num46z0" style:family="text"/>
    <style:style style:name="WW8Num46z1" style:family="text"/>
    <style:style style:name="WW8Num46z2" style:family="text"/>
    <style:style style:name="WW8Num46z3" style:family="text"/>
    <style:style style:name="WW8Num46z4" style:family="text"/>
    <style:style style:name="WW8Num46z5" style:family="text"/>
    <style:style style:name="WW8Num46z6" style:family="text"/>
    <style:style style:name="WW8Num46z7" style:family="text"/>
    <style:style style:name="WW8Num46z8" style:family="text"/>
    <style:style style:name="WW8Num47z0" style:family="text"/>
    <style:style style:name="WW8Num47z1" style:family="text"/>
    <style:style style:name="WW8Num47z2" style:family="text"/>
    <style:style style:name="WW8Num47z3" style:family="text"/>
    <style:style style:name="WW8Num47z4" style:family="text"/>
    <style:style style:name="WW8Num47z5" style:family="text"/>
    <style:style style:name="WW8Num47z6" style:family="text"/>
    <style:style style:name="WW8Num47z7" style:family="text"/>
    <style:style style:name="WW8Num47z8" style:family="text"/>
    <style:style style:name="WW8Num48z0" style:family="text"/>
    <style:style style:name="WW8Num48z1" style:family="text"/>
    <style:style style:name="WW8Num48z2" style:family="text"/>
    <style:style style:name="WW8Num48z3" style:family="text"/>
    <style:style style:name="WW8Num48z4" style:family="text"/>
    <style:style style:name="WW8Num48z5" style:family="text"/>
    <style:style style:name="WW8Num48z6" style:family="text"/>
    <style:style style:name="WW8Num48z7" style:family="text"/>
    <style:style style:name="WW8Num48z8" style:family="text"/>
    <style:style style:name="WW8Num49z0" style:family="text"/>
    <style:style style:name="WW8Num49z1" style:family="text"/>
    <style:style style:name="WW8Num49z2" style:family="text"/>
    <style:style style:name="WW8Num49z3" style:family="text"/>
    <style:style style:name="WW8Num49z4" style:family="text"/>
    <style:style style:name="WW8Num49z5" style:family="text"/>
    <style:style style:name="WW8Num49z6" style:family="text"/>
    <style:style style:name="WW8Num49z7" style:family="text"/>
    <style:style style:name="WW8Num49z8" style:family="text"/>
    <style:style style:name="WW8Num50z0" style:family="text"/>
    <style:style style:name="WW8Num50z1" style:family="text"/>
    <style:style style:name="WW8Num50z2" style:family="text"/>
    <style:style style:name="WW8Num50z3" style:family="text"/>
    <style:style style:name="WW8Num50z4" style:family="text"/>
    <style:style style:name="WW8Num50z5" style:family="text"/>
    <style:style style:name="WW8Num50z6" style:family="text"/>
    <style:style style:name="WW8Num50z7" style:family="text"/>
    <style:style style:name="WW8Num50z8" style:family="text"/>
    <style:style style:name="WW8Num51z0" style:family="text"/>
    <style:style style:name="WW8Num51z1" style:family="text"/>
    <style:style style:name="WW8Num51z2" style:family="text"/>
    <style:style style:name="WW8Num51z3" style:family="text"/>
    <style:style style:name="WW8Num51z4" style:family="text"/>
    <style:style style:name="WW8Num51z5" style:family="text"/>
    <style:style style:name="WW8Num51z6" style:family="text"/>
    <style:style style:name="WW8Num51z7" style:family="text"/>
    <style:style style:name="WW8Num51z8" style:family="text"/>
    <style:style style:name="WW8Num52z0" style:family="text"/>
    <style:style style:name="WW8Num52z1" style:family="text"/>
    <style:style style:name="WW8Num52z2" style:family="text"/>
    <style:style style:name="WW8Num52z3" style:family="text"/>
    <style:style style:name="WW8Num52z4" style:family="text"/>
    <style:style style:name="WW8Num52z5" style:family="text"/>
    <style:style style:name="WW8Num52z6" style:family="text"/>
    <style:style style:name="WW8Num52z7" style:family="text"/>
    <style:style style:name="WW8Num52z8" style:family="text"/>
    <style:style style:name="WW8Num53z0" style:family="text"/>
    <style:style style:name="WW8Num53z1" style:family="text"/>
    <style:style style:name="WW8Num53z2" style:family="text"/>
    <style:style style:name="WW8Num53z3" style:family="text"/>
    <style:style style:name="WW8Num53z4" style:family="text"/>
    <style:style style:name="WW8Num53z5" style:family="text"/>
    <style:style style:name="WW8Num53z6" style:family="text"/>
    <style:style style:name="WW8Num53z7" style:family="text"/>
    <style:style style:name="WW8Num53z8" style:family="text"/>
    <style:style style:name="WW8Num54z0" style:family="text"/>
    <style:style style:name="WW8Num54z1" style:family="text"/>
    <style:style style:name="WW8Num54z2" style:family="text"/>
    <style:style style:name="WW8Num54z3" style:family="text"/>
    <style:style style:name="WW8Num54z4" style:family="text"/>
    <style:style style:name="WW8Num54z5" style:family="text"/>
    <style:style style:name="WW8Num54z6" style:family="text"/>
    <style:style style:name="WW8Num54z7" style:family="text"/>
    <style:style style:name="WW8Num54z8" style:family="text"/>
    <style:style style:name="WW8Num55z0" style:family="text"/>
    <style:style style:name="WW8Num55z1" style:family="text"/>
    <style:style style:name="WW8Num55z2" style:family="text"/>
    <style:style style:name="WW8Num55z3" style:family="text"/>
    <style:style style:name="WW8Num55z4" style:family="text"/>
    <style:style style:name="WW8Num55z5" style:family="text"/>
    <style:style style:name="WW8Num55z6" style:family="text"/>
    <style:style style:name="WW8Num55z7" style:family="text"/>
    <style:style style:name="WW8Num55z8" style:family="text"/>
    <style:style style:name="WW8Num56z0" style:family="text"/>
    <style:style style:name="WW8Num56z1" style:family="text"/>
    <style:style style:name="WW8Num56z2" style:family="text"/>
    <style:style style:name="WW8Num56z3" style:family="text"/>
    <style:style style:name="WW8Num56z4" style:family="text"/>
    <style:style style:name="WW8Num56z5" style:family="text"/>
    <style:style style:name="WW8Num56z6" style:family="text"/>
    <style:style style:name="WW8Num56z7" style:family="text"/>
    <style:style style:name="WW8Num56z8" style:family="text"/>
    <style:style style:name="WW8Num57z0" style:family="text"/>
    <style:style style:name="WW8Num57z1" style:family="text"/>
    <style:style style:name="WW8Num57z2" style:family="text"/>
    <style:style style:name="WW8Num57z3" style:family="text"/>
    <style:style style:name="WW8Num57z4" style:family="text"/>
    <style:style style:name="WW8Num57z5" style:family="text"/>
    <style:style style:name="WW8Num57z6" style:family="text"/>
    <style:style style:name="WW8Num57z7" style:family="text"/>
    <style:style style:name="WW8Num57z8" style:family="text"/>
    <style:style style:name="WW8Num58z0" style:family="text"/>
    <style:style style:name="WW8Num58z1" style:family="text"/>
    <style:style style:name="WW8Num58z2" style:family="text"/>
    <style:style style:name="WW8Num58z3" style:family="text"/>
    <style:style style:name="WW8Num58z4" style:family="text"/>
    <style:style style:name="WW8Num58z5" style:family="text"/>
    <style:style style:name="WW8Num58z6" style:family="text"/>
    <style:style style:name="WW8Num58z7" style:family="text"/>
    <style:style style:name="WW8Num58z8" style:family="text"/>
    <style:style style:name="WW8Num59z0" style:family="text"/>
    <style:style style:name="WW8Num59z1" style:family="text"/>
    <style:style style:name="WW8Num59z2" style:family="text"/>
    <style:style style:name="WW8Num59z3" style:family="text"/>
    <style:style style:name="WW8Num59z4" style:family="text"/>
    <style:style style:name="WW8Num59z5" style:family="text"/>
    <style:style style:name="WW8Num59z6" style:family="text"/>
    <style:style style:name="WW8Num59z7" style:family="text"/>
    <style:style style:name="WW8Num59z8" style:family="text"/>
    <style:style style:name="WW8Num60z0" style:family="text"/>
    <style:style style:name="WW8Num60z1" style:family="text"/>
    <style:style style:name="WW8Num60z2" style:family="text"/>
    <style:style style:name="WW8Num60z3" style:family="text"/>
    <style:style style:name="WW8Num60z4" style:family="text"/>
    <style:style style:name="WW8Num60z5" style:family="text"/>
    <style:style style:name="WW8Num60z6" style:family="text"/>
    <style:style style:name="WW8Num60z7" style:family="text"/>
    <style:style style:name="WW8Num60z8" style:family="text"/>
    <style:style style:name="WW8Num6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2z0" style:family="text"/>
    <style:style style:name="WW8Num62z1" style:family="text"/>
    <style:style style:name="WW8Num62z2" style:family="text"/>
    <style:style style:name="WW8Num62z3" style:family="text"/>
    <style:style style:name="WW8Num62z4" style:family="text"/>
    <style:style style:name="WW8Num62z5" style:family="text"/>
    <style:style style:name="WW8Num62z6" style:family="text"/>
    <style:style style:name="WW8Num62z7" style:family="text"/>
    <style:style style:name="WW8Num62z8" style:family="text"/>
    <style:style style:name="WW8Num63z0" style:family="text"/>
    <style:style style:name="WW8Num63z1" style:family="text"/>
    <style:style style:name="WW8Num63z2" style:family="text"/>
    <style:style style:name="WW8Num63z3" style:family="text"/>
    <style:style style:name="WW8Num63z4" style:family="text"/>
    <style:style style:name="WW8Num63z5" style:family="text"/>
    <style:style style:name="WW8Num63z6" style:family="text"/>
    <style:style style:name="WW8Num63z7" style:family="text"/>
    <style:style style:name="WW8Num63z8" style:family="text"/>
    <style:style style:name="WW8Num64z0" style:family="text"/>
    <style:style style:name="WW8Num64z1" style:family="text"/>
    <style:style style:name="WW8Num64z2" style:family="text"/>
    <style:style style:name="WW8Num64z3" style:family="text"/>
    <style:style style:name="WW8Num64z4" style:family="text"/>
    <style:style style:name="WW8Num64z5" style:family="text"/>
    <style:style style:name="WW8Num64z6" style:family="text"/>
    <style:style style:name="WW8Num64z7" style:family="text"/>
    <style:style style:name="WW8Num64z8" style:family="text"/>
    <style:style style:name="WW8Num65z0" style:family="text"/>
    <style:style style:name="WW8Num65z1" style:family="text"/>
    <style:style style:name="WW8Num65z2" style:family="text"/>
    <style:style style:name="WW8Num65z3" style:family="text"/>
    <style:style style:name="WW8Num65z4" style:family="text"/>
    <style:style style:name="WW8Num65z5" style:family="text"/>
    <style:style style:name="WW8Num65z6" style:family="text"/>
    <style:style style:name="WW8Num65z7" style:family="text"/>
    <style:style style:name="WW8Num65z8" style:family="text"/>
    <style:style style:name="WW8Num66z0" style:family="text"/>
    <style:style style:name="WW8Num66z1" style:family="text"/>
    <style:style style:name="WW8Num66z2" style:family="text"/>
    <style:style style:name="WW8Num66z3" style:family="text"/>
    <style:style style:name="WW8Num66z4" style:family="text"/>
    <style:style style:name="WW8Num66z5" style:family="text"/>
    <style:style style:name="WW8Num66z6" style:family="text"/>
    <style:style style:name="WW8Num66z7" style:family="text"/>
    <style:style style:name="WW8Num66z8" style:family="text"/>
    <style:style style:name="WW8Num67z0" style:family="text"/>
    <style:style style:name="WW8Num67z1" style:family="text"/>
    <style:style style:name="WW8Num67z2" style:family="text"/>
    <style:style style:name="WW8Num67z3" style:family="text"/>
    <style:style style:name="WW8Num67z4" style:family="text"/>
    <style:style style:name="WW8Num67z5" style:family="text"/>
    <style:style style:name="WW8Num67z6" style:family="text"/>
    <style:style style:name="WW8Num67z7" style:family="text"/>
    <style:style style:name="WW8Num67z8" style:family="text"/>
    <style:style style:name="WW8Num68z0" style:family="text"/>
    <style:style style:name="WW8Num68z1" style:family="text"/>
    <style:style style:name="WW8Num68z2" style:family="text"/>
    <style:style style:name="WW8Num68z3" style:family="text"/>
    <style:style style:name="WW8Num68z4" style:family="text"/>
    <style:style style:name="WW8Num68z5" style:family="text"/>
    <style:style style:name="WW8Num68z6" style:family="text"/>
    <style:style style:name="WW8Num68z7" style:family="text"/>
    <style:style style:name="WW8Num68z8" style:family="text"/>
    <style:style style:name="WW8Num69z0" style:family="text"/>
    <style:style style:name="WW8Num69z1" style:family="text"/>
    <style:style style:name="WW8Num69z2" style:family="text"/>
    <style:style style:name="WW8Num69z3" style:family="text"/>
    <style:style style:name="WW8Num69z4" style:family="text"/>
    <style:style style:name="WW8Num69z5" style:family="text"/>
    <style:style style:name="WW8Num69z6" style:family="text"/>
    <style:style style:name="WW8Num69z7" style:family="text"/>
    <style:style style:name="WW8Num69z8" style:family="text"/>
    <style:style style:name="WW8Num70z0" style:family="text"/>
    <style:style style:name="WW8Num70z1" style:family="text"/>
    <style:style style:name="WW8Num70z2" style:family="text"/>
    <style:style style:name="WW8Num70z3" style:family="text"/>
    <style:style style:name="WW8Num70z4" style:family="text"/>
    <style:style style:name="WW8Num70z5" style:family="text"/>
    <style:style style:name="WW8Num70z6" style:family="text"/>
    <style:style style:name="WW8Num70z7" style:family="text"/>
    <style:style style:name="WW8Num70z8" style:family="text"/>
    <style:style style:name="WW8Num71z0" style:family="text"/>
    <style:style style:name="WW8Num71z1" style:family="text"/>
    <style:style style:name="WW8Num71z2" style:family="text"/>
    <style:style style:name="WW8Num71z3" style:family="text"/>
    <style:style style:name="WW8Num71z4" style:family="text"/>
    <style:style style:name="WW8Num71z5" style:family="text"/>
    <style:style style:name="WW8Num71z6" style:family="text"/>
    <style:style style:name="WW8Num71z7" style:family="text"/>
    <style:style style:name="WW8Num71z8" style:family="text"/>
    <style:style style:name="WW8Num72z0" style:family="text"/>
    <style:style style:name="WW8Num72z1" style:family="text"/>
    <style:style style:name="WW8Num72z2" style:family="text"/>
    <style:style style:name="WW8Num72z3" style:family="text"/>
    <style:style style:name="WW8Num72z4" style:family="text"/>
    <style:style style:name="WW8Num72z5" style:family="text"/>
    <style:style style:name="WW8Num72z6" style:family="text"/>
    <style:style style:name="WW8Num72z7" style:family="text"/>
    <style:style style:name="WW8Num72z8" style:family="text"/>
    <style:style style:name="WW8Num73z0" style:family="text"/>
    <style:style style:name="WW8Num73z1" style:family="text"/>
    <style:style style:name="WW8Num73z2" style:family="text"/>
    <style:style style:name="WW8Num73z3" style:family="text"/>
    <style:style style:name="WW8Num73z4" style:family="text"/>
    <style:style style:name="WW8Num73z5" style:family="text"/>
    <style:style style:name="WW8Num73z6" style:family="text"/>
    <style:style style:name="WW8Num73z7" style:family="text"/>
    <style:style style:name="WW8Num73z8" style:family="text"/>
    <style:style style:name="WW8Num74z0" style:family="text"/>
    <style:style style:name="WW8Num74z1" style:family="text"/>
    <style:style style:name="WW8Num74z2" style:family="text"/>
    <style:style style:name="WW8Num74z3" style:family="text"/>
    <style:style style:name="WW8Num74z4" style:family="text"/>
    <style:style style:name="WW8Num74z5" style:family="text"/>
    <style:style style:name="WW8Num74z6" style:family="text"/>
    <style:style style:name="WW8Num74z7" style:family="text"/>
    <style:style style:name="WW8Num74z8" style:family="text"/>
    <style:style style:name="WW8Num75z0" style:family="text"/>
    <style:style style:name="WW8Num75z1" style:family="text"/>
    <style:style style:name="WW8Num75z2" style:family="text"/>
    <style:style style:name="WW8Num75z3" style:family="text"/>
    <style:style style:name="WW8Num75z4" style:family="text"/>
    <style:style style:name="WW8Num75z5" style:family="text"/>
    <style:style style:name="WW8Num75z6" style:family="text"/>
    <style:style style:name="WW8Num75z7" style:family="text"/>
    <style:style style:name="WW8Num75z8" style:family="text"/>
    <style:style style:name="WW8Num76z0" style:family="text"/>
    <style:style style:name="WW8Num76z1" style:family="text"/>
    <style:style style:name="WW8Num76z2" style:family="text"/>
    <style:style style:name="WW8Num76z3" style:family="text"/>
    <style:style style:name="WW8Num76z4" style:family="text"/>
    <style:style style:name="WW8Num76z5" style:family="text"/>
    <style:style style:name="WW8Num76z6" style:family="text"/>
    <style:style style:name="WW8Num76z7" style:family="text"/>
    <style:style style:name="WW8Num76z8" style:family="text"/>
    <style:style style:name="WW8Num77z0" style:family="text"/>
    <style:style style:name="WW8Num77z1" style:family="text"/>
    <style:style style:name="WW8Num77z2" style:family="text"/>
    <style:style style:name="WW8Num77z3" style:family="text"/>
    <style:style style:name="WW8Num77z4" style:family="text"/>
    <style:style style:name="WW8Num77z5" style:family="text"/>
    <style:style style:name="WW8Num77z6" style:family="text"/>
    <style:style style:name="WW8Num77z7" style:family="text"/>
    <style:style style:name="WW8Num77z8" style:family="text"/>
    <style:style style:name="WW8Num78z0" style:family="text"/>
    <style:style style:name="WW8Num78z1" style:family="text"/>
    <style:style style:name="WW8Num78z2" style:family="text"/>
    <style:style style:name="WW8Num78z3" style:family="text"/>
    <style:style style:name="WW8Num78z4" style:family="text"/>
    <style:style style:name="WW8Num78z5" style:family="text"/>
    <style:style style:name="WW8Num78z6" style:family="text"/>
    <style:style style:name="WW8Num78z7" style:family="text"/>
    <style:style style:name="WW8Num78z8" style:family="text"/>
    <style:style style:name="WW8Num79z0" style:family="text"/>
    <style:style style:name="WW8Num79z1" style:family="text"/>
    <style:style style:name="WW8Num79z2" style:family="text"/>
    <style:style style:name="WW8Num79z3" style:family="text"/>
    <style:style style:name="WW8Num79z4" style:family="text"/>
    <style:style style:name="WW8Num79z5" style:family="text"/>
    <style:style style:name="WW8Num79z6" style:family="text"/>
    <style:style style:name="WW8Num79z7" style:family="text"/>
    <style:style style:name="WW8Num79z8" style:family="text"/>
    <style:style style:name="WW8Num80z0" style:family="text"/>
    <style:style style:name="WW8Num80z1" style:family="text"/>
    <style:style style:name="WW8Num80z2" style:family="text"/>
    <style:style style:name="WW8Num80z3" style:family="text"/>
    <style:style style:name="WW8Num80z4" style:family="text"/>
    <style:style style:name="WW8Num80z5" style:family="text"/>
    <style:style style:name="WW8Num80z6" style:family="text"/>
    <style:style style:name="WW8Num80z7" style:family="text"/>
    <style:style style:name="WW8Num80z8" style:family="text"/>
    <style:style style:name="WW8Num81z0" style:family="text"/>
    <style:style style:name="WW8Num81z1" style:family="text"/>
    <style:style style:name="WW8Num81z2" style:family="text"/>
    <style:style style:name="WW8Num81z3" style:family="text"/>
    <style:style style:name="WW8Num81z4" style:family="text"/>
    <style:style style:name="WW8Num81z5" style:family="text"/>
    <style:style style:name="WW8Num81z6" style:family="text"/>
    <style:style style:name="WW8Num81z7" style:family="text"/>
    <style:style style:name="WW8Num81z8" style:family="text"/>
    <style:style style:name="WW8Num82z0" style:family="text"/>
    <style:style style:name="WW8Num82z1" style:family="text"/>
    <style:style style:name="WW8Num82z2" style:family="text"/>
    <style:style style:name="WW8Num82z3" style:family="text"/>
    <style:style style:name="WW8Num82z4" style:family="text"/>
    <style:style style:name="WW8Num82z5" style:family="text"/>
    <style:style style:name="WW8Num82z6" style:family="text"/>
    <style:style style:name="WW8Num82z7" style:family="text"/>
    <style:style style:name="WW8Num82z8" style:family="text"/>
    <style:style style:name="WW8Num83z0" style:family="text"/>
    <style:style style:name="WW8Num83z1" style:family="text"/>
    <style:style style:name="WW8Num83z2" style:family="text"/>
    <style:style style:name="WW8Num83z3" style:family="text"/>
    <style:style style:name="WW8Num83z4" style:family="text"/>
    <style:style style:name="WW8Num83z5" style:family="text"/>
    <style:style style:name="WW8Num83z6" style:family="text"/>
    <style:style style:name="WW8Num83z7" style:family="text"/>
    <style:style style:name="WW8Num83z8" style:family="text"/>
    <style:style style:name="WW8Num84z0" style:family="text"/>
    <style:style style:name="WW8Num84z1" style:family="text"/>
    <style:style style:name="WW8Num84z2" style:family="text"/>
    <style:style style:name="WW8Num84z3" style:family="text"/>
    <style:style style:name="WW8Num84z4" style:family="text"/>
    <style:style style:name="WW8Num84z5" style:family="text"/>
    <style:style style:name="WW8Num84z6" style:family="text"/>
    <style:style style:name="WW8Num84z7" style:family="text"/>
    <style:style style:name="WW8Num84z8" style:family="text"/>
    <style:style style:name="WW8Num85z0" style:family="text"/>
    <style:style style:name="WW8Num85z1" style:family="text"/>
    <style:style style:name="WW8Num85z2" style:family="text"/>
    <style:style style:name="WW8Num85z3" style:family="text"/>
    <style:style style:name="WW8Num85z4" style:family="text"/>
    <style:style style:name="WW8Num85z5" style:family="text"/>
    <style:style style:name="WW8Num85z6" style:family="text"/>
    <style:style style:name="WW8Num85z7" style:family="text"/>
    <style:style style:name="WW8Num85z8" style:family="text"/>
    <style:style style:name="WW8Num86z0" style:family="text"/>
    <style:style style:name="WW8Num86z1" style:family="text"/>
    <style:style style:name="WW8Num86z2" style:family="text"/>
    <style:style style:name="WW8Num86z3" style:family="text"/>
    <style:style style:name="WW8Num86z4" style:family="text"/>
    <style:style style:name="WW8Num86z5" style:family="text"/>
    <style:style style:name="WW8Num86z6" style:family="text"/>
    <style:style style:name="WW8Num86z7" style:family="text"/>
    <style:style style:name="WW8Num86z8" style:family="text"/>
    <style:style style:name="WW8Num87z0" style:family="text"/>
    <style:style style:name="WW8Num87z1" style:family="text"/>
    <style:style style:name="WW8Num87z2" style:family="text"/>
    <style:style style:name="WW8Num87z3" style:family="text"/>
    <style:style style:name="WW8Num87z4" style:family="text"/>
    <style:style style:name="WW8Num87z5" style:family="text"/>
    <style:style style:name="WW8Num87z6" style:family="text"/>
    <style:style style:name="WW8Num87z7" style:family="text"/>
    <style:style style:name="WW8Num87z8" style:family="text"/>
    <style:style style:name="WW8Num88z0" style:family="text"/>
    <style:style style:name="WW8Num88z1" style:family="text"/>
    <style:style style:name="WW8Num88z2" style:family="text"/>
    <style:style style:name="WW8Num88z3" style:family="text"/>
    <style:style style:name="WW8Num88z4" style:family="text"/>
    <style:style style:name="WW8Num88z5" style:family="text"/>
    <style:style style:name="WW8Num88z6" style:family="text"/>
    <style:style style:name="WW8Num88z7" style:family="text"/>
    <style:style style:name="WW8Num88z8" style:family="text"/>
    <style:style style:name="WW8Num89z0" style:family="text"/>
    <style:style style:name="WW8Num89z1" style:family="text"/>
    <style:style style:name="WW8Num89z2" style:family="text"/>
    <style:style style:name="WW8Num89z3" style:family="text"/>
    <style:style style:name="WW8Num89z4" style:family="text"/>
    <style:style style:name="WW8Num89z5" style:family="text"/>
    <style:style style:name="WW8Num89z6" style:family="text"/>
    <style:style style:name="WW8Num89z7" style:family="text"/>
    <style:style style:name="WW8Num89z8" style:family="text"/>
    <style:style style:name="WW8Num90z0" style:family="text"/>
    <style:style style:name="WW8Num90z1" style:family="text"/>
    <style:style style:name="WW8Num90z2" style:family="text"/>
    <style:style style:name="WW8Num90z3" style:family="text"/>
    <style:style style:name="WW8Num90z4" style:family="text"/>
    <style:style style:name="WW8Num90z5" style:family="text"/>
    <style:style style:name="WW8Num90z6" style:family="text"/>
    <style:style style:name="WW8Num90z7" style:family="text"/>
    <style:style style:name="WW8Num90z8" style:family="text"/>
    <style:style style:name="WW8Num91z0" style:family="text"/>
    <style:style style:name="WW8Num91z1" style:family="text"/>
    <style:style style:name="WW8Num91z2" style:family="text"/>
    <style:style style:name="WW8Num91z3" style:family="text"/>
    <style:style style:name="WW8Num91z4" style:family="text"/>
    <style:style style:name="WW8Num91z5" style:family="text"/>
    <style:style style:name="WW8Num91z6" style:family="text"/>
    <style:style style:name="WW8Num91z7" style:family="text"/>
    <style:style style:name="WW8Num91z8" style:family="text"/>
    <style:style style:name="WW8Num92z0" style:family="text"/>
    <style:style style:name="WW8Num92z1" style:family="text"/>
    <style:style style:name="WW8Num92z2" style:family="text"/>
    <style:style style:name="WW8Num92z3" style:family="text"/>
    <style:style style:name="WW8Num92z4" style:family="text"/>
    <style:style style:name="WW8Num92z5" style:family="text"/>
    <style:style style:name="WW8Num92z6" style:family="text"/>
    <style:style style:name="WW8Num92z7" style:family="text"/>
    <style:style style:name="WW8Num92z8" style:family="text"/>
    <style:style style:name="WW8Num93z0" style:family="text"/>
    <style:style style:name="WW8Num93z1" style:family="text"/>
    <style:style style:name="WW8Num93z2" style:family="text"/>
    <style:style style:name="WW8Num93z3" style:family="text"/>
    <style:style style:name="WW8Num93z4" style:family="text"/>
    <style:style style:name="WW8Num93z5" style:family="text"/>
    <style:style style:name="WW8Num93z6" style:family="text"/>
    <style:style style:name="WW8Num93z7" style:family="text"/>
    <style:style style:name="WW8Num93z8" style:family="text"/>
    <style:style style:name="WW8Num94z0" style:family="text"/>
    <style:style style:name="WW8Num94z1" style:family="text"/>
    <style:style style:name="WW8Num94z2" style:family="text"/>
    <style:style style:name="WW8Num94z3" style:family="text"/>
    <style:style style:name="WW8Num94z4" style:family="text"/>
    <style:style style:name="WW8Num94z5" style:family="text"/>
    <style:style style:name="WW8Num94z6" style:family="text"/>
    <style:style style:name="WW8Num94z7" style:family="text"/>
    <style:style style:name="WW8Num94z8" style:family="text"/>
    <style:style style:name="WW8Num95z0" style:family="text"/>
    <style:style style:name="WW8Num95z1" style:family="text"/>
    <style:style style:name="WW8Num95z2" style:family="text"/>
    <style:style style:name="WW8Num95z3" style:family="text"/>
    <style:style style:name="WW8Num95z4" style:family="text"/>
    <style:style style:name="WW8Num95z5" style:family="text"/>
    <style:style style:name="WW8Num95z6" style:family="text"/>
    <style:style style:name="WW8Num95z7" style:family="text"/>
    <style:style style:name="WW8Num95z8" style:family="text"/>
    <style:style style:name="WW8Num96z0" style:family="text"/>
    <style:style style:name="WW8Num96z1" style:family="text"/>
    <style:style style:name="WW8Num96z2" style:family="text"/>
    <style:style style:name="WW8Num96z3" style:family="text"/>
    <style:style style:name="WW8Num96z4" style:family="text"/>
    <style:style style:name="WW8Num96z5" style:family="text"/>
    <style:style style:name="WW8Num96z6" style:family="text"/>
    <style:style style:name="WW8Num96z7" style:family="text"/>
    <style:style style:name="WW8Num96z8" style:family="text"/>
    <style:style style:name="WW8Num97z0" style:family="text"/>
    <style:style style:name="WW8Num97z1" style:family="text"/>
    <style:style style:name="WW8Num97z2" style:family="text"/>
    <style:style style:name="WW8Num97z3" style:family="text"/>
    <style:style style:name="WW8Num97z4" style:family="text"/>
    <style:style style:name="WW8Num97z5" style:family="text"/>
    <style:style style:name="WW8Num97z6" style:family="text"/>
    <style:style style:name="WW8Num97z7" style:family="text"/>
    <style:style style:name="WW8Num97z8" style:family="text"/>
    <style:style style:name="WW8Num98z0" style:family="text"/>
    <style:style style:name="WW8Num98z1" style:family="text"/>
    <style:style style:name="WW8Num98z2" style:family="text"/>
    <style:style style:name="WW8Num98z3" style:family="text"/>
    <style:style style:name="WW8Num98z4" style:family="text"/>
    <style:style style:name="WW8Num98z5" style:family="text"/>
    <style:style style:name="WW8Num98z6" style:family="text"/>
    <style:style style:name="WW8Num98z7" style:family="text"/>
    <style:style style:name="WW8Num98z8" style:family="text"/>
    <style:style style:name="WW8Num99z0" style:family="text"/>
    <style:style style:name="WW8Num99z1" style:family="text"/>
    <style:style style:name="WW8Num99z2" style:family="text"/>
    <style:style style:name="WW8Num99z3" style:family="text"/>
    <style:style style:name="WW8Num99z4" style:family="text"/>
    <style:style style:name="WW8Num99z5" style:family="text"/>
    <style:style style:name="WW8Num99z6" style:family="text"/>
    <style:style style:name="WW8Num99z7" style:family="text"/>
    <style:style style:name="WW8Num99z8" style:family="text"/>
    <style:style style:name="WW8Num100z0" style:family="text"/>
    <style:style style:name="WW8Num100z1" style:family="text"/>
    <style:style style:name="WW8Num100z2" style:family="text"/>
    <style:style style:name="WW8Num100z3" style:family="text"/>
    <style:style style:name="WW8Num100z4" style:family="text"/>
    <style:style style:name="WW8Num100z5" style:family="text"/>
    <style:style style:name="WW8Num100z6" style:family="text"/>
    <style:style style:name="WW8Num100z7" style:family="text"/>
    <style:style style:name="WW8Num100z8" style:family="text"/>
    <style:style style:name="WW8Num101z0" style:family="text"/>
    <style:style style:name="WW8Num101z1" style:family="text"/>
    <style:style style:name="WW8Num101z2" style:family="text"/>
    <style:style style:name="WW8Num101z3" style:family="text"/>
    <style:style style:name="WW8Num101z4" style:family="text"/>
    <style:style style:name="WW8Num101z5" style:family="text"/>
    <style:style style:name="WW8Num101z6" style:family="text"/>
    <style:style style:name="WW8Num101z7" style:family="text"/>
    <style:style style:name="WW8Num101z8" style:family="text"/>
    <style:style style:name="WW8Num102z0" style:family="text"/>
    <style:style style:name="WW8Num102z1" style:family="text"/>
    <style:style style:name="WW8Num102z2" style:family="text"/>
    <style:style style:name="WW8Num102z3" style:family="text"/>
    <style:style style:name="WW8Num102z4" style:family="text"/>
    <style:style style:name="WW8Num102z5" style:family="text"/>
    <style:style style:name="WW8Num102z6" style:family="text"/>
    <style:style style:name="WW8Num102z7" style:family="text"/>
    <style:style style:name="WW8Num102z8" style:family="text"/>
    <style:style style:name="WW8Num103z0" style:family="text"/>
    <style:style style:name="WW8Num103z1" style:family="text"/>
    <style:style style:name="WW8Num103z2" style:family="text"/>
    <style:style style:name="WW8Num103z3" style:family="text"/>
    <style:style style:name="WW8Num103z4" style:family="text"/>
    <style:style style:name="WW8Num103z5" style:family="text"/>
    <style:style style:name="WW8Num103z6" style:family="text"/>
    <style:style style:name="WW8Num103z7" style:family="text"/>
    <style:style style:name="WW8Num103z8" style:family="text"/>
    <style:style style:name="WW8Num104z0" style:family="text"/>
    <style:style style:name="WW8Num104z1" style:family="text"/>
    <style:style style:name="WW8Num104z2" style:family="text"/>
    <style:style style:name="WW8Num104z3" style:family="text"/>
    <style:style style:name="WW8Num104z4" style:family="text"/>
    <style:style style:name="WW8Num104z5" style:family="text"/>
    <style:style style:name="WW8Num104z6" style:family="text"/>
    <style:style style:name="WW8Num104z7" style:family="text"/>
    <style:style style:name="WW8Num104z8" style:family="text"/>
    <style:style style:name="WW8Num105z0" style:family="text"/>
    <style:style style:name="WW8Num105z1" style:family="text"/>
    <style:style style:name="WW8Num105z2" style:family="text"/>
    <style:style style:name="WW8Num105z3" style:family="text"/>
    <style:style style:name="WW8Num105z4" style:family="text"/>
    <style:style style:name="WW8Num105z5" style:family="text"/>
    <style:style style:name="WW8Num105z6" style:family="text"/>
    <style:style style:name="WW8Num105z7" style:family="text"/>
    <style:style style:name="WW8Num105z8" style:family="text"/>
    <style:style style:name="WW8Num106z0" style:family="text"/>
    <style:style style:name="WW8Num106z1" style:family="text"/>
    <style:style style:name="WW8Num106z2" style:family="text"/>
    <style:style style:name="WW8Num106z3" style:family="text"/>
    <style:style style:name="WW8Num106z4" style:family="text"/>
    <style:style style:name="WW8Num106z5" style:family="text"/>
    <style:style style:name="WW8Num106z6" style:family="text"/>
    <style:style style:name="WW8Num106z7" style:family="text"/>
    <style:style style:name="WW8Num106z8" style:family="text"/>
    <style:style style:name="WW8Num107z0" style:family="text"/>
    <style:style style:name="WW8Num107z1" style:family="text"/>
    <style:style style:name="WW8Num107z2" style:family="text"/>
    <style:style style:name="WW8Num107z3" style:family="text"/>
    <style:style style:name="WW8Num107z4" style:family="text"/>
    <style:style style:name="WW8Num107z5" style:family="text"/>
    <style:style style:name="WW8Num107z6" style:family="text"/>
    <style:style style:name="WW8Num107z7" style:family="text"/>
    <style:style style:name="WW8Num107z8" style:family="text"/>
    <style:style style:name="WW8Num108z0" style:family="text"/>
    <style:style style:name="WW8Num108z1" style:family="text"/>
    <style:style style:name="WW8Num108z2" style:family="text"/>
    <style:style style:name="WW8Num108z3" style:family="text"/>
    <style:style style:name="WW8Num108z4" style:family="text"/>
    <style:style style:name="WW8Num108z5" style:family="text"/>
    <style:style style:name="WW8Num108z6" style:family="text"/>
    <style:style style:name="WW8Num108z7" style:family="text"/>
    <style:style style:name="WW8Num108z8" style:family="text"/>
    <style:style style:name="WW8Num109z0" style:family="text"/>
    <style:style style:name="WW8Num109z1" style:family="text"/>
    <style:style style:name="WW8Num109z2" style:family="text"/>
    <style:style style:name="WW8Num109z3" style:family="text"/>
    <style:style style:name="WW8Num109z4" style:family="text"/>
    <style:style style:name="WW8Num109z5" style:family="text"/>
    <style:style style:name="WW8Num109z6" style:family="text"/>
    <style:style style:name="WW8Num109z7" style:family="text"/>
    <style:style style:name="WW8Num109z8" style:family="text"/>
    <style:style style:name="Fonte_20_parág._20_padrão" style:display-name="Fonte parág. padrão" style:family="text"/>
    <style:style style:name="Footnote_20_Symbol" style:display-name="Footnote Symbol" style:family="text">
      <style:text-properties style:text-position="super 58%"/>
    </style:style>
    <style:style style:name="Page_20_Number" style:display-name="Page Number" style:family="text">
      <style:text-properties fo:font-weight="bold" style:font-weight-asian="bold"/>
    </style:style>
    <style:style style:name="Negrito" style:family="text">
      <style:text-properties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/>
    </style:style>
    <style:style style:name="Ref._20_de_20_comentário" style:display-name="Ref. de comentário" style:family="text">
      <style:text-properties fo:font-size="8pt" style:font-size-asian="8pt"/>
    </style:style>
    <style:style style:name="Endnote_20_Symbol" style:display-name="Endnote Symbol" style:family="text">
      <style:text-properties style:text-position="super 58%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Texto_20_de_20_comentário_20_Char" style:display-name="Texto de comentário Char" style:family="text">
      <style:text-properties fo:language="pt" fo:country="BR"/>
    </style:style>
    <style:style style:name="Assunto_20_do_20_comentário_20_Char" style:display-name="Assunto do comentário Char" style:family="text" style:parent-style-name="Texto_20_de_20_comentário_20_Char"/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fo:language="pt" fo:country="BR" style:font-size-asian="8pt" style:font-name-complex="Tahoma" style:font-family-complex="Tahoma" style:font-family-generic-complex="swiss" style:font-pitch-complex="variable" style:font-size-complex="8pt"/>
    </style:style>
    <style:style style:name="Título_20_5_20_Char" style:display-name="Título 5 Char" style:family="text">
      <style:text-properties style:font-name="Arial" fo:font-family="Arial" style:font-family-generic="swiss" style:font-pitch="variable" fo:font-weight="bold" style:letter-kerning="true" style:font-weight-asian="bold" style:font-name-complex="Arial" style:font-family-complex="Arial" style:font-family-generic-complex="swiss" style:font-pitch-complex="variable"/>
    </style:style>
    <style:style style:name="Corpo_20_de_20_texto_20_Char" style:display-name="Corpo de texto Char" style:family="text">
      <style:text-properties fo:font-size="12pt" style:font-size-asian="12pt" style:font-size-complex="12pt"/>
    </style:style>
    <style:style style:name="Título_20_6_20_Char" style:display-name="Título 6 Char" style:family="text">
      <style:text-properties style:font-name="Arial" fo:font-family="Arial" style:font-family-generic="swiss" style:font-pitch="variable" fo:font-style="italic" fo:font-weight="bold" style:letter-kerning="true" style:font-style-asian="italic" style:font-weight-asian="bold" style:font-name-complex="Arial" style:font-family-complex="Arial" style:font-family-generic-complex="swiss" style:font-pitch-complex="variabl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98z0" style:num-format="">
        <style:list-level-properties text:list-level-position-and-space-mode="label-alignment" fo:text-align="center">
          <style:list-level-label-alignment text:label-followed-by="listtab" text:list-tab-stop-position="1.143cm" fo:text-indent="0.007cm" fo:margin-left="0.501cm"/>
        </style:list-level-properties>
      </text:outline-level-style>
      <text:outline-level-style text:level="2" text:style-name="WW8Num98z1" style:num-format="1" text:display-levels="2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outline-level-style>
      <text:outline-level-style text:level="3" text:style-name="WW8Num98z2" style:num-format="1" text:display-levels="3">
        <style:list-level-properties text:list-level-position-and-space-mode="label-alignment">
          <style:list-level-label-alignment text:label-followed-by="listtab" text:list-tab-stop-position="1.27cm" fo:text-indent="-1cm" fo:margin-left="1cm"/>
        </style:list-level-properties>
      </text:outline-level-style>
      <text:outline-level-style text:level="4" text:style-name="WW8Num98z3" style:num-format="1" text:display-levels="4">
        <style:list-level-properties text:list-level-position-and-space-mode="label-alignment">
          <style:list-level-label-alignment text:label-followed-by="listtab" text:list-tab-stop-position="1.905cm" fo:text-indent="-1cm" fo:margin-left="1cm"/>
        </style:list-level-properties>
      </text:outline-level-style>
      <text:outline-level-style text:level="5" text:style-name="WW8Num98z4" style:num-format="1" text:display-levels="5">
        <style:list-level-properties text:list-level-position-and-space-mode="label-alignment">
          <style:list-level-label-alignment text:label-followed-by="listtab" text:list-tab-stop-position="2.54cm" fo:text-indent="-1.778cm" fo:margin-left="1.778cm"/>
        </style:list-level-properties>
      </text:outline-level-style>
      <text:outline-level-style text:level="6" text:style-name="WW8Num98z5" style:num-format="1" text:display-levels="6">
        <style:list-level-properties text:list-level-position-and-space-mode="label-alignment">
          <style:list-level-label-alignment text:label-followed-by="listtab" text:list-tab-stop-position="3.175cm" fo:text-indent="-2.032cm" fo:margin-left="2.032cm"/>
        </style:list-level-properties>
      </text:outline-level-style>
      <text:outline-level-style text:level="7" text:style-name="WW8Num98z6" style:num-format="1" text:display-levels="7">
        <style:list-level-properties text:list-level-position-and-space-mode="label-alignment">
          <style:list-level-label-alignment text:label-followed-by="listtab" text:list-tab-stop-position="3.81cm" fo:text-indent="-2.286cm" fo:margin-left="2.286cm"/>
        </style:list-level-properties>
      </text:outline-level-style>
      <text:outline-level-style text:level="8" text:style-name="WW8Num98z7" style:num-format="1" text:display-levels="8">
        <style:list-level-properties text:list-level-position-and-space-mode="label-alignment">
          <style:list-level-label-alignment text:label-followed-by="listtab" text:list-tab-stop-position="4.445cm" fo:text-indent="-2.54cm" fo:margin-left="2.54cm"/>
        </style:list-level-properties>
      </text:outline-level-style>
      <text:outline-level-style text:level="9" text:style-name="WW8Num98z8" style:num-format="1" text:display-levels="9">
        <style:list-level-properties text:list-level-position-and-space-mode="label-alignment">
          <style:list-level-label-alignment text:label-followed-by="listtab" text:list-tab-stop-position="4.445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1z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1z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1z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1z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1z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1z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1z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4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4z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4z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4z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4z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4z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4z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4z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5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5z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5z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5z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5z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5z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5z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5z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7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7z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7z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7z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7z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7z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7z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7z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8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8z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8z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8z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8z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8z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8z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8z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9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9z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9z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9z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9z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9z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9z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9z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0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10z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10z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10z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10z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10z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10z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10z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text:style-name="WW8Num12z0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2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2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2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2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2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2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2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2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3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13z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13z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13z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13z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13z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13z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13z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text:style-name="WW8Num14z0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4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4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4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4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4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4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4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4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5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15z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15z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15z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15z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15z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15z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15z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6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16z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16z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16z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16z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16z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16z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16z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text:style-name="WW8Num17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7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17z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17z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17z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17z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17z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17z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17z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text:style-name="WW8Num18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8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18z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18z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18z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18z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18z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18z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18z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text:style-name="WW8Num1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9z1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762cm" fo:margin-left="1.397cm"/>
        </style:list-level-properties>
      </text:list-level-style-number>
      <text:list-level-style-number text:level="3" text:style-name="WW8Num19z2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159cm"/>
        </style:list-level-properties>
      </text:list-level-style-number>
      <text:list-level-style-number text:level="4" text:style-name="WW8Num19z3" style:num-suffix="." style:num-format="1" text:display-levels="4">
        <style:list-level-properties text:list-level-position-and-space-mode="label-alignment">
          <style:list-level-label-alignment text:label-followed-by="listtab" text:list-tab-stop-position="4.445cm" fo:text-indent="-1.143cm" fo:margin-left="3.048cm"/>
        </style:list-level-properties>
      </text:list-level-style-number>
      <text:list-level-style-number text:level="5" text:style-name="WW8Num19z4" style:num-suffix="." style:num-format="1" text:display-levels="5">
        <style:list-level-properties text:list-level-position-and-space-mode="label-alignment">
          <style:list-level-label-alignment text:label-followed-by="listtab" text:list-tab-stop-position="5.715cm" fo:text-indent="-1.397cm" fo:margin-left="3.937cm"/>
        </style:list-level-properties>
      </text:list-level-style-number>
      <text:list-level-style-number text:level="6" text:style-name="WW8Num19z5" style:num-suffix="." style:num-format="1" text:display-levels="6">
        <style:list-level-properties text:list-level-position-and-space-mode="label-alignment">
          <style:list-level-label-alignment text:label-followed-by="listtab" text:list-tab-stop-position="4.826cm" fo:text-indent="-1.651cm" fo:margin-left="4.826cm"/>
        </style:list-level-properties>
      </text:list-level-style-number>
      <text:list-level-style-number text:level="7" text:style-name="WW8Num19z6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8" text:style-name="WW8Num19z7" style:num-suffix="." style:num-format="1" text:display-levels="8">
        <style:list-level-properties text:list-level-position-and-space-mode="label-alignment">
          <style:list-level-label-alignment text:label-followed-by="listtab" text:list-tab-stop-position="6.604cm" fo:text-indent="-2.159cm" fo:margin-left="6.604cm"/>
        </style:list-level-properties>
      </text:list-level-style-number>
      <text:list-level-style-number text:level="9" text:style-name="WW8Num19z8" style:num-suffix="." style:num-format="1" text:display-levels="9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text:style-name="WW8Num20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20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20z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20z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20z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20z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20z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20z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20z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number text:level="1" text:style-name="WW8Num21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21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21z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21z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21z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21z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21z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21z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21z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text:style-name="WW8Num22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22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22z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22z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22z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22z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22z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22z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22z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number text:level="1" text:style-name="WW8Num23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23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23z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23z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23z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23z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23z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23z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23z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24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24z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24z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24z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24z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24z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24z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24z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text:style-name="WW8Num25z0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25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5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25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5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5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25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5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5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text:style-name="WW8Num26z0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26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6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6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6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26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6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6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text:style-name="WW8Num27z0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27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7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7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7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27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7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7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number text:level="1" text:style-name="WW8Num28z0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28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8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28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8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8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28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8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8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29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29z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29z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29z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29z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29z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29z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29z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number text:level="1" text:style-name="WW8Num30z0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30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30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30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30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30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30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30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30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31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31z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31z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31z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31z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31z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31z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31z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text:style-name="WW8Num32z0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32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32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32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32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32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32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32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32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number text:level="1" text:style-name="WW8Num33z0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3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3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33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3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3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33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3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3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number text:level="1" text:style-name="WW8Num34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34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34z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34z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34z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34z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34z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34z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34z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number text:level="1" text:style-name="WW8Num35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35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35z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35z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35z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35z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35z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35z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35z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number text:level="1" text:style-name="WW8Num36z0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36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36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36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36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36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36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36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36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number text:level="1" text:style-name="WW8Num37z0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37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37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37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37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37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37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37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37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number text:level="1" text:style-name="WW8Num38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38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38z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38z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38z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38z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38z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38z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38z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number text:level="1" text:style-name="WW8Num39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39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39z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39z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39z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39z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39z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39z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39z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 text:consecutive-numbering="true">
      <text:list-level-style-number text:level="1" text:style-name="WW8Num40z0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40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40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40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40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40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40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40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40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number text:level="1" text:style-name="WW8Num41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41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41z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41z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41z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41z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41z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41z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41z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 text:consecutive-numbering="true">
      <text:list-level-style-number text:level="1" text:style-name="WW8Num42z0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42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42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42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42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42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42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42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42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number text:level="1" text:style-name="WW8Num43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43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43z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43z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43z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43z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43z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43z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43z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" text:consecutive-numbering="true">
      <text:list-level-style-number text:level="1" text:style-name="WW8Num44z0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44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44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44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44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44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44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44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44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" text:consecutive-numbering="true">
      <text:list-level-style-number text:level="1" text:style-name="WW8Num45z0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45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45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45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45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45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45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45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45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" text:consecutive-numbering="true">
      <text:list-level-style-number text:level="1" text:style-name="WW8Num46z0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46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46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46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46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46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46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46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46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" text:consecutive-numbering="true">
      <text:list-level-style-number text:level="1" text:style-name="WW8Num47z0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47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47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47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47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47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47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47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47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" text:consecutive-numbering="true">
      <text:list-level-style-number text:level="1" text:style-name="WW8Num48z0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48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48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48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48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48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48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48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48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">
      <text:list-level-style-number text:level="1" text:style-name="WW8Num49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49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49z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49z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49z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49z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49z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49z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49z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" text:consecutive-numbering="true">
      <text:list-level-style-number text:level="1" text:style-name="WW8Num50z0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50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50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50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50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50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50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50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50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" text:consecutive-numbering="true">
      <text:list-level-style-number text:level="1" text:style-name="WW8Num51z0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5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5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5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5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5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5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5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5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2">
      <text:list-level-style-number text:level="1" text:style-name="WW8Num52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52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52z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52z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52z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52z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52z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52z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52z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3" text:consecutive-numbering="true">
      <text:list-level-style-number text:level="1" text:style-name="WW8Num53z0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5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5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53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5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5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53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5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5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4">
      <text:list-level-style-number text:level="1" text:style-name="WW8Num54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54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54z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54z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54z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54z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54z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54z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54z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5">
      <text:list-level-style-number text:level="1" text:style-name="WW8Num55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55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55z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55z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55z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55z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55z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55z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55z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6" text:consecutive-numbering="true">
      <text:list-level-style-number text:level="1" text:style-name="WW8Num56z0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56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56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56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56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56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56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56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56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7" text:consecutive-numbering="true">
      <text:list-level-style-number text:level="1" text:style-name="WW8Num57z0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57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57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57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57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57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57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57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57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8">
      <text:list-level-style-number text:level="1" text:style-name="WW8Num58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58z1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762cm" fo:margin-left="1.397cm"/>
        </style:list-level-properties>
      </text:list-level-style-number>
      <text:list-level-style-number text:level="3" text:style-name="WW8Num58z2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159cm"/>
        </style:list-level-properties>
      </text:list-level-style-number>
      <text:list-level-style-number text:level="4" text:style-name="WW8Num58z3" style:num-suffix="." style:num-format="1" text:display-levels="4">
        <style:list-level-properties text:list-level-position-and-space-mode="label-alignment">
          <style:list-level-label-alignment text:label-followed-by="listtab" text:list-tab-stop-position="4.445cm" fo:text-indent="-1.143cm" fo:margin-left="3.048cm"/>
        </style:list-level-properties>
      </text:list-level-style-number>
      <text:list-level-style-number text:level="5" text:style-name="WW8Num58z4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3.937cm"/>
        </style:list-level-properties>
      </text:list-level-style-number>
      <text:list-level-style-number text:level="6" text:style-name="WW8Num58z5" style:num-suffix="." style:num-format="1" text:display-levels="6">
        <style:list-level-properties text:list-level-position-and-space-mode="label-alignment">
          <style:list-level-label-alignment text:label-followed-by="listtab" text:list-tab-stop-position="6.35cm" fo:text-indent="-1.651cm" fo:margin-left="4.826cm"/>
        </style:list-level-properties>
      </text:list-level-style-number>
      <text:list-level-style-number text:level="7" text:style-name="WW8Num58z6" style:num-suffix="." style:num-format="1" text:display-levels="7">
        <style:list-level-properties text:list-level-position-and-space-mode="label-alignment">
          <style:list-level-label-alignment text:label-followed-by="listtab" text:list-tab-stop-position="7.62cm" fo:text-indent="-1.905cm" fo:margin-left="5.715cm"/>
        </style:list-level-properties>
      </text:list-level-style-number>
      <text:list-level-style-number text:level="8" text:style-name="WW8Num58z7" style:num-suffix="." style:num-format="1" text:display-levels="8">
        <style:list-level-properties text:list-level-position-and-space-mode="label-alignment">
          <style:list-level-label-alignment text:label-followed-by="listtab" text:list-tab-stop-position="8.89cm" fo:text-indent="-2.159cm" fo:margin-left="6.604cm"/>
        </style:list-level-properties>
      </text:list-level-style-number>
      <text:list-level-style-number text:level="9" text:style-name="WW8Num58z8" style:num-suffix="." style:num-format="1" text:display-levels="9">
        <style:list-level-properties text:list-level-position-and-space-mode="label-alignment">
          <style:list-level-label-alignment text:label-followed-by="listtab" text:list-tab-stop-position="10.16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9">
      <text:list-level-style-number text:level="1" text:style-name="WW8Num59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59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59z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59z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59z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59z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59z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59z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59z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0" text:consecutive-numbering="true">
      <text:list-level-style-number text:level="1" text:style-name="WW8Num60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60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60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WW8Num60z3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WW8Num60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WW8Num60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WW8Num60z6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WW8Num60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WW8Num60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1" text:consecutive-numbering="true">
      <text:list-level-style-bullet text:level="1" text:style-name="WW8Num6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2">
      <text:list-level-style-number text:level="1" text:style-name="WW8Num62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62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62z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62z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62z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62z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62z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62z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62z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3">
      <text:list-level-style-number text:level="1" text:style-name="WW8Num63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63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63z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63z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63z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63z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63z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63z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63z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4" text:consecutive-numbering="true">
      <text:list-level-style-number text:level="1" text:style-name="WW8Num64z0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64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64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64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64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64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64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64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64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5">
      <text:list-level-style-number text:level="1" text:style-name="WW8Num65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65z1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762cm" fo:margin-left="1.397cm"/>
        </style:list-level-properties>
      </text:list-level-style-number>
      <text:list-level-style-number text:level="3" text:style-name="WW8Num65z2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159cm"/>
        </style:list-level-properties>
      </text:list-level-style-number>
      <text:list-level-style-number text:level="4" text:style-name="WW8Num65z3" style:num-suffix="." style:num-format="1" text:display-levels="4">
        <style:list-level-properties text:list-level-position-and-space-mode="label-alignment">
          <style:list-level-label-alignment text:label-followed-by="listtab" text:list-tab-stop-position="4.445cm" fo:text-indent="-1.143cm" fo:margin-left="3.048cm"/>
        </style:list-level-properties>
      </text:list-level-style-number>
      <text:list-level-style-number text:level="5" text:style-name="WW8Num65z4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3.937cm"/>
        </style:list-level-properties>
      </text:list-level-style-number>
      <text:list-level-style-number text:level="6" text:style-name="WW8Num65z5" style:num-suffix="." style:num-format="1" text:display-levels="6">
        <style:list-level-properties text:list-level-position-and-space-mode="label-alignment">
          <style:list-level-label-alignment text:label-followed-by="listtab" text:list-tab-stop-position="6.35cm" fo:text-indent="-1.651cm" fo:margin-left="4.826cm"/>
        </style:list-level-properties>
      </text:list-level-style-number>
      <text:list-level-style-number text:level="7" text:style-name="WW8Num65z6" style:num-suffix="." style:num-format="1" text:display-levels="7">
        <style:list-level-properties text:list-level-position-and-space-mode="label-alignment">
          <style:list-level-label-alignment text:label-followed-by="listtab" text:list-tab-stop-position="7.62cm" fo:text-indent="-1.905cm" fo:margin-left="5.715cm"/>
        </style:list-level-properties>
      </text:list-level-style-number>
      <text:list-level-style-number text:level="8" text:style-name="WW8Num65z7" style:num-suffix="." style:num-format="1" text:display-levels="8">
        <style:list-level-properties text:list-level-position-and-space-mode="label-alignment">
          <style:list-level-label-alignment text:label-followed-by="listtab" text:list-tab-stop-position="8.89cm" fo:text-indent="-2.159cm" fo:margin-left="6.604cm"/>
        </style:list-level-properties>
      </text:list-level-style-number>
      <text:list-level-style-number text:level="9" text:style-name="WW8Num65z8" style:num-suffix="." style:num-format="1" text:display-levels="9">
        <style:list-level-properties text:list-level-position-and-space-mode="label-alignment">
          <style:list-level-label-alignment text:label-followed-by="listtab" text:list-tab-stop-position="10.16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6" text:consecutive-numbering="true">
      <text:list-level-style-number text:level="1" text:style-name="WW8Num66z0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66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66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66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66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66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66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66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66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7" text:consecutive-numbering="true">
      <text:list-level-style-number text:level="1" text:style-name="WW8Num67z0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67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67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67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67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67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67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67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67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8">
      <text:list-level-style-number text:level="1" text:style-name="WW8Num68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68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68z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68z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68z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68z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68z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68z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68z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9" text:consecutive-numbering="true">
      <text:list-level-style-number text:level="1" text:style-name="WW8Num69z0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69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69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69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69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69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69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69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69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0" text:consecutive-numbering="true">
      <text:list-level-style-number text:level="1" text:style-name="WW8Num70z0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70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70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70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70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70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70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70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70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1" text:consecutive-numbering="true">
      <text:list-level-style-number text:level="1" text:style-name="WW8Num71z0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7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7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7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7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7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7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7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7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2">
      <text:list-level-style-number text:level="1" text:style-name="WW8Num72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72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72z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72z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72z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72z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72z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72z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72z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3">
      <text:list-level-style-number text:level="1" text:style-name="WW8Num73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73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73z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73z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73z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73z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73z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73z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73z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text:style-name="WW8Num74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74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74z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74z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74z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74z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74z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74z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74z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5">
      <text:list-level-style-number text:level="1" text:style-name="WW8Num75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75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75z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75z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75z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75z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75z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75z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75z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6">
      <text:list-level-style-number text:level="1" text:style-name="WW8Num76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76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76z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76z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76z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76z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76z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76z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76z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7" text:consecutive-numbering="true">
      <text:list-level-style-number text:level="1" text:style-name="WW8Num77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77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77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WW8Num77z3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WW8Num77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WW8Num77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WW8Num77z6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WW8Num77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WW8Num77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8">
      <text:list-level-style-number text:level="1" text:style-name="WW8Num78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78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78z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78z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78z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78z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78z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78z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78z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9" text:consecutive-numbering="true">
      <text:list-level-style-number text:level="1" text:style-name="WW8Num79z0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79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79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79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79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79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79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79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79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0">
      <text:list-level-style-number text:level="1" text:style-name="WW8Num80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80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80z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80z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80z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80z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80z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80z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80z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1">
      <text:list-level-style-number text:level="1" text:style-name="WW8Num81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81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81z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81z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81z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81z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81z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81z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81z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2" text:consecutive-numbering="true">
      <text:list-level-style-number text:level="1" text:style-name="WW8Num82z0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82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82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82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82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82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82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82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82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3">
      <text:list-level-style-number text:level="1" text:style-name="WW8Num83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83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83z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83z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83z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83z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83z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83z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83z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4">
      <text:list-level-style-number text:level="1" text:style-name="WW8Num84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84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84z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84z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84z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84z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84z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84z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84z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5">
      <text:list-level-style-number text:level="1" text:style-name="WW8Num85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85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85z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85z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85z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85z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85z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85z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85z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6">
      <text:list-level-style-number text:level="1" text:style-name="WW8Num86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86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86z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86z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86z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86z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86z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86z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86z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7" text:consecutive-numbering="true">
      <text:list-level-style-number text:level="1" text:style-name="WW8Num87z0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87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87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87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87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87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87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87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87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8">
      <text:list-level-style-number text:level="1" text:style-name="WW8Num88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88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88z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88z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88z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88z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88z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88z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88z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9">
      <text:list-level-style-number text:level="1" text:style-name="WW8Num8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89z1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762cm" fo:margin-left="1.397cm"/>
        </style:list-level-properties>
      </text:list-level-style-number>
      <text:list-level-style-number text:level="3" text:style-name="WW8Num89z2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159cm"/>
        </style:list-level-properties>
      </text:list-level-style-number>
      <text:list-level-style-number text:level="4" text:style-name="WW8Num89z3" style:num-suffix="." style:num-format="1" text:display-levels="4">
        <style:list-level-properties text:list-level-position-and-space-mode="label-alignment">
          <style:list-level-label-alignment text:label-followed-by="listtab" text:list-tab-stop-position="4.445cm" fo:text-indent="-1.143cm" fo:margin-left="3.048cm"/>
        </style:list-level-properties>
      </text:list-level-style-number>
      <text:list-level-style-number text:level="5" text:style-name="WW8Num89z4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3.937cm"/>
        </style:list-level-properties>
      </text:list-level-style-number>
      <text:list-level-style-number text:level="6" text:style-name="WW8Num89z5" style:num-suffix="." style:num-format="1" text:display-levels="6">
        <style:list-level-properties text:list-level-position-and-space-mode="label-alignment">
          <style:list-level-label-alignment text:label-followed-by="listtab" text:list-tab-stop-position="6.35cm" fo:text-indent="-1.651cm" fo:margin-left="4.826cm"/>
        </style:list-level-properties>
      </text:list-level-style-number>
      <text:list-level-style-number text:level="7" text:style-name="WW8Num89z6" style:num-suffix="." style:num-format="1" text:display-levels="7">
        <style:list-level-properties text:list-level-position-and-space-mode="label-alignment">
          <style:list-level-label-alignment text:label-followed-by="listtab" text:list-tab-stop-position="7.62cm" fo:text-indent="-1.905cm" fo:margin-left="5.715cm"/>
        </style:list-level-properties>
      </text:list-level-style-number>
      <text:list-level-style-number text:level="8" text:style-name="WW8Num89z7" style:num-suffix="." style:num-format="1" text:display-levels="8">
        <style:list-level-properties text:list-level-position-and-space-mode="label-alignment">
          <style:list-level-label-alignment text:label-followed-by="listtab" text:list-tab-stop-position="8.89cm" fo:text-indent="-2.159cm" fo:margin-left="6.604cm"/>
        </style:list-level-properties>
      </text:list-level-style-number>
      <text:list-level-style-number text:level="9" text:style-name="WW8Num89z8" style:num-suffix="." style:num-format="1" text:display-levels="9">
        <style:list-level-properties text:list-level-position-and-space-mode="label-alignment">
          <style:list-level-label-alignment text:label-followed-by="listtab" text:list-tab-stop-position="10.16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0" text:consecutive-numbering="true">
      <text:list-level-style-number text:level="1" text:style-name="WW8Num90z0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90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90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90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90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90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90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90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90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1">
      <text:list-level-style-number text:level="1" text:style-name="WW8Num91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91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91z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91z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91z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91z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91z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91z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91z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2">
      <text:list-level-style-number text:level="1" text:style-name="WW8Num92z0" style:num-suffix="." style:num-format="1">
        <style:list-level-properties text:list-level-position-and-space-mode="label-alignment">
          <style:list-level-label-alignment text:label-followed-by="space" fo:text-indent="-0.005cm" fo:margin-left="0.635cm"/>
        </style:list-level-properties>
      </text:list-level-style-number>
      <text:list-level-style-number text:level="2" text:style-name="WW8Num92z1" style:num-suffix="." style:num-format="1" text:display-levels="2">
        <style:list-level-properties text:list-level-position-and-space-mode="label-alignment">
          <style:list-level-label-alignment text:label-followed-by="space" fo:margin-left="1.199cm"/>
        </style:list-level-properties>
      </text:list-level-style-number>
      <text:list-level-style-number text:level="3" text:style-name="WW8Num92z2" style:num-suffix="." style:num-format="1" text:display-levels="3">
        <style:list-level-properties text:list-level-position-and-space-mode="label-alignment">
          <style:list-level-label-alignment text:label-followed-by="space" fo:text-indent="0.7cm" fo:margin-left="1.199cm"/>
        </style:list-level-properties>
      </text:list-level-style-number>
      <text:list-level-style-number text:level="4" text:style-name="WW8Num92z3" style:num-suffix="." style:num-format="1" text:display-levels="4">
        <style:list-level-properties text:list-level-position-and-space-mode="label-alignment">
          <style:list-level-label-alignment text:label-followed-by="space" fo:text-indent="-0.039cm" fo:margin-left="2.54cm"/>
        </style:list-level-properties>
      </text:list-level-style-number>
      <text:list-level-style-number text:level="5" text:style-name="WW8Num92z4" style:num-suffix="." style:num-format="1" text:display-levels="5">
        <style:list-level-properties text:list-level-position-and-space-mode="label-alignment">
          <style:list-level-label-alignment text:label-followed-by="space" fo:text-indent="-0.074cm" fo:margin-left="3.175cm"/>
        </style:list-level-properties>
      </text:list-level-style-number>
      <text:list-level-style-number text:level="6" text:style-name="WW8Num92z5" style:num-suffix="." style:num-format="1" text:display-levels="6">
        <style:list-level-properties text:list-level-position-and-space-mode="label-alignment">
          <style:list-level-label-alignment text:label-followed-by="listtab" text:list-tab-stop-position="5.606cm" fo:text-indent="-0.109cm" fo:margin-left="3.81cm"/>
        </style:list-level-properties>
      </text:list-level-style-number>
      <text:list-level-style-number text:level="7" text:style-name="WW8Num92z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WW8Num92z7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WW8Num92z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3">
      <text:list-level-style-number text:level="1" text:style-name="WW8Num93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93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93z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93z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93z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93z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93z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93z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93z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4">
      <text:list-level-style-number text:level="1" text:style-name="WW8Num94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94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94z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94z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94z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94z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94z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94z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94z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5" text:consecutive-numbering="true">
      <text:list-level-style-number text:level="1" text:style-name="WW8Num95z0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95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95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95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95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95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95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95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95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6" text:consecutive-numbering="true">
      <text:list-level-style-number text:level="1" text:style-name="WW8Num96z0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96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96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96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96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96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96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96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96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7">
      <text:list-level-style-number text:level="1" text:style-name="WW8Num97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97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97z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97z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97z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97z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97z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97z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97z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8">
      <text:list-level-style-number text:level="1" text:style-name="WW8Num98z0" style:num-format="">
        <style:list-level-properties text:list-level-position-and-space-mode="label-alignment" fo:text-align="center">
          <style:list-level-label-alignment text:label-followed-by="listtab" text:list-tab-stop-position="1.143cm" fo:text-indent="0.007cm" fo:margin-left="0.501cm"/>
        </style:list-level-properties>
      </text:list-level-style-number>
      <text:list-level-style-number text:level="2" text:style-name="WW8Num98z1" style:num-format="1" text:display-levels="2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3" text:style-name="WW8Num98z2" style:num-format="1" text:display-levels="3">
        <style:list-level-properties text:list-level-position-and-space-mode="label-alignment">
          <style:list-level-label-alignment text:label-followed-by="listtab" text:list-tab-stop-position="1.27cm" fo:text-indent="-1cm" fo:margin-left="1cm"/>
        </style:list-level-properties>
      </text:list-level-style-number>
      <text:list-level-style-number text:level="4" text:style-name="WW8Num98z3" style:num-format="1" text:display-levels="4">
        <style:list-level-properties text:list-level-position-and-space-mode="label-alignment">
          <style:list-level-label-alignment text:label-followed-by="listtab" text:list-tab-stop-position="1.905cm" fo:text-indent="-1cm" fo:margin-left="1cm"/>
        </style:list-level-properties>
      </text:list-level-style-number>
      <text:list-level-style-number text:level="5" text:style-name="WW8Num98z4" style:num-format="1" text:display-levels="5">
        <style:list-level-properties text:list-level-position-and-space-mode="label-alignment">
          <style:list-level-label-alignment text:label-followed-by="listtab" text:list-tab-stop-position="2.54cm" fo:text-indent="-1.778cm" fo:margin-left="1.778cm"/>
        </style:list-level-properties>
      </text:list-level-style-number>
      <text:list-level-style-number text:level="6" text:style-name="WW8Num98z5" style:num-format="1" text:display-levels="6">
        <style:list-level-properties text:list-level-position-and-space-mode="label-alignment">
          <style:list-level-label-alignment text:label-followed-by="listtab" text:list-tab-stop-position="3.175cm" fo:text-indent="-2.032cm" fo:margin-left="2.032cm"/>
        </style:list-level-properties>
      </text:list-level-style-number>
      <text:list-level-style-number text:level="7" text:style-name="WW8Num98z6" style:num-format="1" text:display-levels="7">
        <style:list-level-properties text:list-level-position-and-space-mode="label-alignment">
          <style:list-level-label-alignment text:label-followed-by="listtab" text:list-tab-stop-position="3.81cm" fo:text-indent="-2.286cm" fo:margin-left="2.286cm"/>
        </style:list-level-properties>
      </text:list-level-style-number>
      <text:list-level-style-number text:level="8" text:style-name="WW8Num98z7" style:num-format="1" text:display-levels="8">
        <style:list-level-properties text:list-level-position-and-space-mode="label-alignment">
          <style:list-level-label-alignment text:label-followed-by="listtab" text:list-tab-stop-position="4.445cm" fo:text-indent="-2.54cm" fo:margin-left="2.54cm"/>
        </style:list-level-properties>
      </text:list-level-style-number>
      <text:list-level-style-number text:level="9" text:style-name="WW8Num98z8" style:num-format="1" text:display-levels="9">
        <style:list-level-properties text:list-level-position-and-space-mode="label-alignment">
          <style:list-level-label-alignment text:label-followed-by="listtab" text:list-tab-stop-position="4.445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9">
      <text:list-level-style-number text:level="1" text:style-name="WW8Num99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99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99z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99z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99z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99z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99z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99z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99z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0">
      <text:list-level-style-number text:level="1" text:style-name="WW8Num100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00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100z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100z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100z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100z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100z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100z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100z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1">
      <text:list-level-style-number text:level="1" text:style-name="WW8Num101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01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101z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101z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101z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101z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101z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101z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101z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2">
      <text:list-level-style-number text:level="1" text:style-name="WW8Num102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02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102z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102z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102z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102z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102z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102z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102z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3">
      <text:list-level-style-number text:level="1" text:style-name="WW8Num103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03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103z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103z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103z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103z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103z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103z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103z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4">
      <text:list-level-style-number text:level="1" text:style-name="WW8Num104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04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104z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104z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104z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104z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104z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104z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104z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5">
      <text:list-level-style-number text:level="1" text:style-name="WW8Num105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05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105z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105z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105z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105z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105z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105z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105z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6">
      <text:list-level-style-number text:level="1" text:style-name="WW8Num106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06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106z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106z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106z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106z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106z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106z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106z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7">
      <text:list-level-style-number text:level="1" text:style-name="WW8Num107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07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107z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107z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107z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107z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107z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107z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107z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8">
      <text:list-level-style-number text:level="1" text:style-name="WW8Num108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08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108z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108z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108z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108z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108z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108z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108z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9" text:consecutive-numbering="true">
      <text:list-level-style-number text:level="1" text:style-name="WW8Num109z0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09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09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09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09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09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09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09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09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number text:level="1" style:num-format="1">
        <style:list-level-properties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Standard">
      <style:paragraph-properties fo:text-align="end" style:justify-single-word="false"/>
    </style:style>
    <style:style style:name="MT1" style:family="text">
      <style:text-properties fo:font-size="12pt" style:font-size-asian="12pt" style:font-size-complex="12pt"/>
    </style:style>
    <style:style style:name="MT2" style:family="text"/>
    <style:style style:name="Mfr1" style:family="graphic" style:parent-style-name="Frame">
      <style:graphic-properties style:wrap="dynamic" style:number-wrapped-paragraphs="1" style:vertical-pos="from-top" style:vertical-rel="paragraph" style:horizontal-pos="center" style:horizontal-rel="page-content" fo:background-color="#ffffff" style:background-transparency="100%" draw:fill="solid" draw:fill-color="#ffffff" draw:opacity="0%" style:writing-mode="lr-tb" draw:wrap-influence-on-position="once-successive"/>
    </style:style>
    <style:page-layout style:name="Mpm1">
      <style:page-layout-properties fo:page-width="21.001cm" fo:page-height="29.7cm" style:num-format="1" style:print-orientation="portrait" fo:margin-top="1.251cm" fo:margin-bottom="1.251cm" fo:margin-left="3.17cm" fo:margin-right="3.1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1.251cm" fo:margin-left="0cm" fo:margin-right="0cm" fo:margin-top="1.152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Especificação dos Requisitos do Softwar</text:span>e</text:p>
      </style:header>
      <style:header-first>
        <text:p text:style-name="Header"/>
      </style:header-first>
      <style:header-left>
        <text:p text:style-name="Header_20_left"/>
      </style:header-left>
      <style:footer>
        <text:p text:style-name="MP2"><draw:frame draw:style-name="Mfr1" draw:name="Quadro1" text:anchor-type="paragraph" svg:y="0.002cm" draw:z-index="0"><draw:text-box fo:min-height="0.058cm" fo:min-width="0.041cm"><text:p text:style-name="Footer"><text:span text:style-name="Page_20_Number"><text:page-number text:select-page="current">0</text:page-number></text:span></text:p></draw:text-box></draw:frame>Geidivan J. de Brito</text:p>
        <text:p text:style-name="Standard"/>
      </style:footer>
      <style:footer-first>
        <text:h text:style-name="Heading_20_1" text:outline-level="1"/>
      </style:footer-first>
      <style:footer-left>
        <text:p text:style-name="Footer"><draw:frame draw:style-name="Mfr1" draw:name="Quadro2" text:anchor-type="paragraph" svg:y="0.002cm" draw:z-index="0"><draw:text-box fo:min-height="0.058cm" fo:min-width="0.041cm"><text:p text:style-name="Footer"><text:span text:style-name="Page_20_Number"><text:page-number text:select-page="current">2</text:page-number></text:span></text:p></draw:text-box></draw:frame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specificação de Requisitos de Software</dc:title>
    <dc:subject>Praxis 2.0</dc:subject>
    <dc:description>Gabarito para Especificação de Requisitos de Software</dc:description>
    <meta:initial-creator>Geidivan</meta:initial-creator>
    <meta:creation-date>2017-10-23T08:39:00</meta:creation-date>
    <dc:date>2017-10-31T22:30:07.292000000</dc:date>
    <meta:editing-cycles>14</meta:editing-cycles>
    <meta:editing-duration>PT20M45S</meta:editing-duration>
    <meta:generator>LibreOffice/5.3.3.2$Windows_x86 LibreOffice_project/3d9a8b4b4e538a85e0782bd6c2d430bafe583448</meta:generator>
    <meta:document-statistic meta:table-count="8" meta:image-count="0" meta:object-count="0" meta:page-count="2" meta:paragraph-count="51" meta:word-count="254" meta:character-count="1468" meta:non-whitespace-character-count="1290"/>
  </office:meta>
</office:document-meta>
</file>